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linecap="round" draw:fill="solid" draw:fill-color="#ffffff" draw:shadow="hidden"/>
    </style:style>
    <style:style style:name="gr2" style:family="graphic" style:parent-style-name="standard">
      <style:graphic-properties draw:stroke="solid" svg:stroke-width="0cm" svg:stroke-color="#5b9bd5" svg:stroke-opacity="100%" draw:stroke-linejoin="round" svg:stroke-linecap="round" draw:fill="none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cm" svg:stroke-linecap="round" draw:fill="none" draw:textarea-vertical-align="top" fo:min-height="7.217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26cm" svg:stroke-color="#5b9bd5" svg:stroke-opacity="100%" draw:stroke-linejoin="round" svg:stroke-linecap="round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none" draw:fill="none" draw:textarea-vertical-align="top" fo:min-height="1.453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top" fo:min-height="0.509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solid" draw:fill-color="#d8d8d8" draw:shadow="hidden"/>
    </style:style>
    <style:style style:name="gr9" style:family="graphic" style:parent-style-name="standard">
      <style:graphic-properties draw:stroke="none" svg:stroke-color="#2a6099" draw:fill="solid" draw:fill-color="#729fcf" draw:shadow="hidden"/>
    </style:style>
    <style:style style:name="gr10" style:family="graphic" style:parent-style-name="standard">
      <style:graphic-properties draw:stroke="solid" svg:stroke-width="0.009cm" svg:stroke-color="#2a6099" svg:stroke-opacity="100%" draw:stroke-linejoin="round" svg:stroke-linecap="round" draw:fill="solid" draw:fill-color="#729fcf" fo:padding-top="0.129cm" fo:padding-bottom="0.129cm" fo:padding-left="0.254cm" fo:padding-right="0.254cm"/>
    </style:style>
    <style:style style:name="gr11" style:family="graphic" style:parent-style-name="standard">
      <style:graphic-properties draw:stroke="none" svg:stroke-color="#2a6099" draw:fill="solid" draw:fill-color="#729fcf" draw:textarea-vertical-align="middle" fo:min-height="0.341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svg:stroke-width="0.035cm" svg:stroke-color="#ff8000" draw:marker-start-width="0.252cm" draw:marker-end-width="0.252cm" draw:fill="solid" draw:fill-color="#ffdbb6" draw:shadow="hidden" draw:shadow-offset-x="0cm" draw:shadow-offset-y="0cm" loext:shadow-blur="0cm"/>
    </style:style>
    <style:style style:name="gr13" style:family="graphic" style:parent-style-name="standard">
      <style:graphic-properties draw:stroke="solid" svg:stroke-width="0.035cm" svg:stroke-color="#ff8000" draw:marker-start-width="0.252cm" draw:marker-end-width="0.252cm" svg:stroke-opacity="100%" draw:stroke-linejoin="round" svg:stroke-linecap="round" draw:fill="solid" draw:fill-color="#ffdbb6" fo:padding-top="0.142cm" fo:padding-bottom="0.142cm" fo:padding-left="0.267cm" fo:padding-right="0.267cm" draw:shadow-offset-x="0cm" draw:shadow-offset-y="0cm" loext:shadow-blur="0cm"/>
    </style:style>
    <style:style style:name="gr14" style:family="graphic" style:parent-style-name="standard">
      <style:graphic-properties draw:stroke="none" svg:stroke-width="0.035cm" svg:stroke-color="#ff8000" draw:marker-start-width="0.252cm" draw:marker-end-width="0.252cm" draw:fill="solid" draw:fill-color="#ffdbb6" draw:textarea-vertical-align="middle" fo:min-height="0.518cm" fo:min-width="2.54cm" fo:padding-top="0.141cm" fo:padding-bottom="0.141cm" fo:padding-left="0.141cm" fo:padding-right="0.141cm" draw:shadow-offset-x="0cm" draw:shadow-offset-y="0cm" loext:shadow-blur="0cm"/>
      <style:paragraph-properties style:writing-mode="lr-tb"/>
    </style:style>
    <style:style style:name="gr15" style:family="graphic" style:parent-style-name="standard">
      <style:graphic-properties draw:stroke="solid" svg:stroke-width="0.026cm" svg:stroke-color="#729fcf" draw:marker-end="Arrowheads_20_3" draw:marker-end-width="0.321cm" svg:stroke-opacity="100%" draw:stroke-linejoin="round" svg:stroke-linecap="round" draw:fill="none" fo:padding-top="0.138cm" fo:padding-bottom="0.138cm" fo:padding-left="0.263cm" fo:padding-right="0.263cm"/>
    </style:style>
    <style:style style:name="gr16" style:family="graphic" style:parent-style-name="standard">
      <style:graphic-properties draw:stroke="none" svg:stroke-width="0.035cm" svg:stroke-color="#ff8000" draw:marker-start-width="0.252cm" draw:marker-end-width="0.252cm" svg:stroke-opacity="100%" draw:fill="solid" draw:fill-color="#ffdbb6" draw:shadow="hidden"/>
    </style:style>
    <style:style style:name="gr17" style:family="graphic" style:parent-style-name="standard">
      <style:graphic-properties draw:stroke="solid" svg:stroke-width="0.035cm" svg:stroke-color="#ff8000" draw:marker-start-width="0.252cm" draw:marker-end-width="0.252cm" svg:stroke-opacity="100%" draw:stroke-linejoin="round" svg:stroke-linecap="round" draw:fill="solid" draw:fill-color="#ffdbb6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width="0.035cm" svg:stroke-color="#ff8000" draw:marker-start-width="0.252cm" draw:marker-end-width="0.252cm" svg:stroke-opacity="100%" draw:fill="solid" draw:fill-color="#ffdbb6" draw:textarea-vertical-align="middle" fo:min-height="0.341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solid" svg:stroke-width="0.026cm" svg:stroke-color="#5983b0" draw:marker-end="Arrowheads_20_3" draw:marker-end-width="0.321cm" svg:stroke-opacity="100%" draw:stroke-linejoin="round" svg:stroke-linecap="round" draw:fill="none" fo:padding-top="0.138cm" fo:padding-bottom="0.138cm" fo:padding-left="0.263cm" fo:padding-right="0.263cm"/>
    </style:style>
    <style:style style:name="gr20" style:family="graphic" style:parent-style-name="standard">
      <style:graphic-properties draw:stroke="none" svg:stroke-color="#2a6099" draw:fill="solid" draw:fill-color="#ffffff" draw:shadow="hidden"/>
    </style:style>
    <style:style style:name="gr21" style:family="graphic" style:parent-style-name="standard">
      <style:graphic-properties draw:stroke="solid" svg:stroke-width="0.009cm" svg:stroke-color="#2a6099" svg:stroke-opacity="100%" draw:stroke-linejoin="round" svg:stroke-linecap="round" draw:fill="none" fo:padding-top="0.129cm" fo:padding-bottom="0.129cm" fo:padding-left="0.254cm" fo:padding-right="0.254cm"/>
    </style:style>
    <style:style style:name="gr22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23" style:family="graphic" style:parent-style-name="standard">
      <style:graphic-properties draw:stroke="none" draw:fill="solid" draw:fill-color="#729fcf" draw:textarea-vertical-align="middle" fo:min-height="0.341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draw:fill="solid" draw:fill-color="#729fcf" draw:shadow="hidden"/>
    </style:style>
    <style:style style:name="gr25" style:family="graphic" style:parent-style-name="standard">
      <style:graphic-properties draw:stroke="solid" svg:stroke-width="0.009cm" svg:stroke-color="#000000" svg:stroke-opacity="100%" draw:stroke-linejoin="round" svg:stroke-linecap="round" draw:fill="solid" draw:fill-color="#729fcf" fo:padding-top="0.129cm" fo:padding-bottom="0.129cm" fo:padding-left="0.254cm" fo:padding-right="0.254cm"/>
    </style:style>
    <style:style style:name="gr26" style:family="graphic" style:parent-style-name="standard">
      <style:graphic-properties draw:stroke="none" draw:fill="solid" draw:fill-color="#fbe5d5" draw:shadow="hidden"/>
    </style:style>
    <style:style style:name="gr27" style:family="graphic" style:parent-style-name="standard">
      <style:graphic-properties draw:stroke="solid" svg:stroke-width="0.026cm" svg:stroke-color="#c55a11" svg:stroke-opacity="100%" draw:stroke-linejoin="round" svg:stroke-linecap="round" draw:fill="none" fo:padding-top="0.138cm" fo:padding-bottom="0.138cm" fo:padding-left="0.263cm" fo:padding-right="0.263cm"/>
    </style:style>
    <style:style style:name="gr28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70c0" draw:marker-end="Marker_5f_0" draw:marker-end-width="0.321cm" svg:stroke-opacity="100%" draw:stroke-linejoin="round" svg:stroke-linecap="round" draw:fill="none" fo:padding-top="0.138cm" fo:padding-bottom="0.138cm" fo:padding-left="0.263cm" fo:padding-right="0.263cm"/>
    </style:style>
    <style:style style:name="gr30" style:family="graphic" style:parent-style-name="standard">
      <style:graphic-properties draw:stroke="solid" svg:stroke-width="0.026cm" svg:stroke-color="#7030a0" svg:stroke-opacity="100%" draw:stroke-linejoin="round" svg:stroke-linecap="round" draw:fill="none" fo:padding-top="0.138cm" fo:padding-bottom="0.138cm" fo:padding-left="0.263cm" fo:padding-right="0.263cm"/>
    </style:style>
    <style:style style:name="gr31" style:family="graphic" style:parent-style-name="standard">
      <style:graphic-properties draw:stroke="none" draw:fill="solid" draw:fill-color="#7030a0" draw:shadow="hidden"/>
    </style:style>
    <style:style style:name="gr32" style:family="graphic" style:parent-style-name="standard">
      <style:graphic-properties draw:stroke="none" draw:fill="none" draw:textarea-vertical-align="middle" fo:min-height="0.341cm" fo:min-width="2.54cm" fo:padding-top="0.141cm" fo:padding-bottom="0.141cm" fo:padding-left="0.141cm" fo:padding-right="0.141cm"/>
      <style:paragraph-properties style:writing-mode="lr-tb"/>
    </style:style>
    <style:style style:name="gr33" style:family="graphic" style:parent-style-name="standard">
      <style:graphic-properties draw:stroke="solid" svg:stroke-width="0.026cm" svg:stroke-color="#7030a0" draw:marker-start="Marker_5f_1" draw:marker-start-width="0.225cm" draw:marker-start-center="true" draw:marker-end="Marker_5f_1" draw:marker-end-width="0.225cm" draw:marker-end-center="true" svg:stroke-opacity="100%" draw:stroke-linejoin="round" svg:stroke-linecap="round" draw:fill="none" fo:padding-top="0.138cm" fo:padding-bottom="0.138cm" fo:padding-left="0.263cm" fo:padding-right="0.263cm"/>
    </style:style>
    <style:style style:name="gr34" style:family="graphic" style:parent-style-name="standard">
      <style:graphic-properties draw:stroke="solid" svg:stroke-width="0.026cm" svg:stroke-color="#0070c0" draw:marker-end="Marker_5f_2" draw:marker-end-width="0.385cm" svg:stroke-opacity="100%" draw:stroke-linejoin="round" svg:stroke-linecap="round" draw:fill="none" fo:padding-top="0.138cm" fo:padding-bottom="0.138cm" fo:padding-left="0.263cm" fo:padding-right="0.263cm"/>
    </style:style>
    <style:style style:name="gr35" style:family="graphic" style:parent-style-name="standard">
      <style:graphic-properties draw:stroke="none" svg:stroke-color="#2a6099" draw:fill="solid" draw:fill-color="#729fcf" draw:textarea-vertical-align="middle" fo:min-height="0.318cm" fo:min-width="2.54cm" fo:padding-top="0.141cm" fo:padding-bottom="0.141cm" fo:padding-left="0.141cm" fo:padding-right="0.141cm"/>
      <style:paragraph-properties style:writing-mode="lr-tb"/>
    </style:style>
    <style:style style:name="gr36" style:family="graphic" style:parent-style-name="standard">
      <style:graphic-properties draw:stroke="none" draw:fill="solid" draw:fill-color="#729fcf" draw:textarea-vertical-align="middle" fo:min-height="0.318cm" fo:min-width="2.54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0.318cm" fo:min-width="2.54cm" fo:padding-top="0.141cm" fo:padding-bottom="0.141cm" fo:padding-left="0.141cm" fo:padding-right="0.141cm"/>
      <style:paragraph-properties style:writing-mode="lr-tb"/>
    </style:style>
    <style:style style:name="gr38" style:family="graphic" style:parent-style-name="standard">
      <style:graphic-properties draw:stroke="none" svg:stroke-width="0.035cm" svg:stroke-color="#158466" draw:marker-start-width="0.252cm" draw:marker-end-width="0.252cm" draw:fill="solid" draw:fill-color="#d8d8d8" draw:shadow="hidden"/>
    </style:style>
    <style:style style:name="gr39" style:family="graphic" style:parent-style-name="standard">
      <style:graphic-properties draw:stroke="solid" svg:stroke-width="0.035cm" svg:stroke-color="#158466" draw:marker-start-width="0.252cm" draw:marker-end-width="0.252cm" svg:stroke-opacity="100%" draw:stroke-linejoin="round" svg:stroke-linecap="round" draw:fill="none" fo:padding-top="0.142cm" fo:padding-bottom="0.142cm" fo:padding-left="0.267cm" fo:padding-right="0.267cm"/>
    </style:style>
    <style:style style:name="gr40" style:family="graphic" style:parent-style-name="standard">
      <style:graphic-properties svg:stroke-width="0.028cm" svg:stroke-color="#158466" draw:marker-start-width="0.242cm" draw:marker-end-width="0.242cm" draw:fill-color="#ffffff" draw:textarea-horizontal-align="justify" draw:textarea-vertical-align="middle" draw:auto-grow-height="false" fo:min-height="0.522cm" fo:min-width="9.272cm" fo:padding-top="0.139cm" fo:padding-bottom="0.139cm" fo:padding-left="0.264cm" fo:padding-right="0.264cm"/>
      <style:paragraph-properties style:writing-mode="lr-tb"/>
    </style:style>
    <style:style style:name="gr41" style:family="graphic" style:parent-style-name="standard" style:list-style-name="L1">
      <style:graphic-properties svg:stroke-width="0.028cm" svg:stroke-color="#5b9bd5" draw:marker-start-width="0.242cm" draw:marker-end-width="0.242cm" draw:fill-color="#ffffff" draw:textarea-horizontal-align="justify" draw:textarea-vertical-align="middle" draw:auto-grow-height="false" fo:min-height="0.522cm" fo:min-width="8.222cm" fo:padding-top="0.139cm" fo:padding-bottom="0.139cm" fo:padding-left="0.264cm" fo:padding-right="0.264cm"/>
      <style:paragraph-properties style:writing-mode="lr-tb"/>
    </style:style>
    <style:style style:name="gr42" style:family="graphic" style:parent-style-name="standard" style:list-style-name="L1">
      <style:graphic-properties svg:stroke-width="0.028cm" svg:stroke-color="#7030a0" draw:marker-start-width="0.242cm" draw:marker-end-width="0.242cm" draw:fill-color="#ffffff" draw:textarea-horizontal-align="justify" draw:textarea-vertical-align="middle" draw:auto-grow-height="false" fo:min-height="0.522cm" fo:min-width="5.012cm" fo:padding-top="0.139cm" fo:padding-bottom="0.139cm" fo:padding-left="0.264cm" fo:padding-right="0.264cm"/>
      <style:paragraph-properties style:writing-mode="lr-tb"/>
    </style:style>
    <style:style style:name="gr43" style:family="graphic" style:parent-style-name="standard">
      <style:graphic-properties svg:stroke-color="#00a933" draw:fill-color="#77bc65" draw:textarea-horizontal-align="justify" draw:textarea-vertical-align="middle" draw:auto-grow-height="false" fo:min-height="0.35cm" fo:min-width="9.1cm"/>
      <style:paragraph-properties style:writing-mode="lr-tb"/>
    </style:style>
    <style:style style:name="gr44" style:family="graphic" style:parent-style-name="standard">
      <style:graphic-properties svg:stroke-color="#00a933" draw:fill-color="#77bc65" draw:textarea-horizontal-align="justify" draw:textarea-vertical-align="middle" draw:auto-grow-height="false" fo:min-height="0.35cm" fo:min-width="9.1cm" loext:glow-radius="0cm"/>
      <style:paragraph-properties style:writing-mode="lr-tb"/>
    </style:style>
    <style:style style:name="gr45" style:family="graphic" style:parent-style-name="standard">
      <style:graphic-properties svg:stroke-color="#00a933" draw:fill-color="#77bc65" draw:textarea-horizontal-align="justify" draw:textarea-vertical-align="middle" draw:auto-grow-height="false" fo:min-height="0.35cm" fo:min-width="9.1cm" loext:softedge-radius="0cm"/>
      <style:paragraph-properties style:writing-mode="lr-tb"/>
    </style:style>
    <style:style style:name="gr46" style:family="graphic" style:parent-style-name="standard" style:list-style-name="L1">
      <style:graphic-properties svg:stroke-color="#00a933" draw:fill-color="#77bc65" draw:textarea-horizontal-align="justify" draw:textarea-vertical-align="middle" draw:auto-grow-height="false" fo:min-height="0.35cm" fo:min-width="9.1cm"/>
      <style:paragraph-properties style:writing-mode="lr-tb"/>
    </style:style>
    <style:style style:name="gr47" style:family="graphic" style:parent-style-name="standard" style:list-style-name="L1">
      <style:graphic-properties svg:stroke-color="#00a933" draw:fill-color="#77bc65" draw:textarea-horizontal-align="justify" draw:textarea-vertical-align="middle" draw:auto-grow-height="false" fo:min-height="0.35cm" fo:min-width="9.1cm"/>
      <style:paragraph-properties style:writing-mode="lr-tb"/>
    </style:style>
    <style:style style:name="gr48" style:family="graphic" style:parent-style-name="standard" style:list-style-name="L1">
      <style:graphic-properties svg:stroke-color="#00a933" draw:fill-color="#77bc65" draw:textarea-horizontal-align="justify" draw:textarea-vertical-align="middle" draw:auto-grow-height="false" fo:min-height="0.35cm" fo:min-width="9.1cm"/>
      <style:paragraph-properties style:writing-mode="lr-tb"/>
    </style:style>
    <style:style style:name="gr49" style:family="graphic" style:parent-style-name="standard">
      <style:graphic-properties draw:stroke="solid" svg:stroke-width="0.026cm" svg:stroke-color="#00a933" draw:marker-start="Arrowheads_20_1" draw:marker-start-width="0.225cm" draw:marker-start-center="true" draw:marker-end="" draw:marker-end-width="0.225cm" draw:marker-end-center="true" svg:stroke-opacity="100%" draw:stroke-linejoin="round" svg:stroke-linecap="round" draw:fill="none" fo:padding-top="0.138cm" fo:padding-bottom="0.138cm" fo:padding-left="0.263cm" fo:padding-right="0.263cm"/>
    </style:style>
    <style:style style:name="gr50" style:family="graphic" style:parent-style-name="standard">
      <style:graphic-properties draw:stroke="solid" svg:stroke-width="0.026cm" svg:stroke-color="#00a933" draw:marker-start="Arrowheads_20_1" draw:marker-start-width="0.225cm" draw:marker-start-center="true" draw:marker-end="Arrowheads_20_1" draw:marker-end-width="0.225cm" draw:marker-end-center="true" svg:stroke-opacity="100%" draw:stroke-linejoin="round" svg:stroke-linecap="round" draw:fill="none" fo:padding-top="0.138cm" fo:padding-bottom="0.138cm" fo:padding-left="0.263cm" fo:padding-right="0.263cm"/>
    </style:style>
    <style:style style:name="gr51" style:family="graphic" style:parent-style-name="standard" style:list-style-name="L1">
      <style:graphic-properties svg:stroke-color="#00a933" draw:fill-color="#77bc65" draw:textarea-horizontal-align="justify" draw:textarea-vertical-align="middle" draw:auto-grow-height="false" fo:min-height="0.35cm" fo:min-width="9.1cm"/>
      <style:paragraph-properties style:writing-mode="lr-tb"/>
    </style:style>
    <style:style style:name="gr52" style:family="graphic" style:parent-style-name="standard" style:list-style-name="L1">
      <style:graphic-properties svg:stroke-width="0.028cm" svg:stroke-color="#5b9bd5" draw:marker-start-width="0.242cm" draw:marker-end-width="0.242cm" draw:fill-color="#ffffff" draw:textarea-horizontal-align="justify" draw:textarea-vertical-align="middle" draw:auto-grow-height="false" fo:min-height="0.522cm" fo:min-width="8.222cm" fo:padding-top="0.139cm" fo:padding-bottom="0.139cm" fo:padding-left="0.264cm" fo:padding-right="0.264cm"/>
      <style:paragraph-properties style:writing-mode="lr-tb"/>
    </style:style>
    <style:style style:name="gr53" style:family="graphic" style:parent-style-name="standard">
      <style:graphic-properties draw:stroke="none" svg:stroke-color="#2a6099" draw:fill="solid" draw:fill-color="#729fcf" draw:textarea-vertical-align="middle" fo:min-height="0.248cm" fo:min-width="2.54cm" fo:padding-top="0.141cm" fo:padding-bottom="0.141cm" fo:padding-left="0.141cm" fo:padding-right="0.141cm"/>
      <style:paragraph-properties style:writing-mode="lr-tb"/>
    </style:style>
    <style:style style:name="gr54" style:family="graphic" style:parent-style-name="standard">
      <style:graphic-properties draw:stroke="none" svg:stroke-color="#2a6099" draw:fill="solid" draw:fill-color="#729fcf" draw:textarea-vertical-align="middle" fo:min-height="0.382cm" fo:min-width="2.54cm" fo:padding-top="0.141cm" fo:padding-bottom="0.141cm" fo:padding-left="0.141cm" fo:padding-right="0.141cm"/>
      <style:paragraph-properties style:writing-mode="lr-tb"/>
    </style:style>
    <style:style style:name="gr55" style:family="graphic" style:parent-style-name="standard" style:list-style-name="L1">
      <style:graphic-properties svg:stroke-color="#00a933" draw:fill-color="#77bc65" draw:textarea-horizontal-align="justify" draw:textarea-vertical-align="middle" draw:auto-grow-height="false" fo:min-height="0.35cm" fo:min-width="9.1cm"/>
      <style:paragraph-properties style:writing-mode="lr-tb"/>
    </style:style>
    <style:style style:name="gr56" style:family="graphic" style:parent-style-name="standard" style:list-style-name="L1">
      <style:graphic-properties svg:stroke-color="#00a933" draw:fill-color="#77bc65" draw:textarea-horizontal-align="justify" draw:textarea-vertical-align="middle" draw:auto-grow-height="false" fo:min-height="0.35cm" fo:min-width="9.1cm"/>
      <style:paragraph-properties style:writing-mode="lr-tb"/>
    </style:style>
    <style:style style:name="gr57" style:family="graphic" style:parent-style-name="standard">
      <style:graphic-properties svg:stroke-color="#00a933" draw:fill-color="#77bc65" draw:textarea-horizontal-align="justify" draw:textarea-vertical-align="middle" draw:auto-grow-height="false" fo:min-height="0.35cm" fo:min-width="9.1cm" loext:glow-radius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8" style:family="graphic" style:parent-style-name="standard" style:list-style-name="L1">
      <style:graphic-properties svg:stroke-width="0.028cm" svg:stroke-color="#5b9bd5" draw:marker-start-width="0.242cm" draw:marker-end-width="0.242cm" draw:fill-color="#ffffff" draw:textarea-horizontal-align="justify" draw:textarea-vertical-align="middle" draw:auto-grow-height="false" fo:min-height="0.522cm" fo:min-width="8.222cm" fo:padding-top="0.139cm" fo:padding-bottom="0.139cm" fo:padding-left="0.264cm" fo:padding-right="0.264cm"/>
      <style:paragraph-properties style:writing-mode="lr-tb"/>
    </style:style>
    <style:style style:name="P1" style:family="paragraph">
      <loext:graphic-properties draw:fill="solid" draw:fill-color="#ffffff"/>
      <style:text-properties fo:language="en" fo:country="US"/>
    </style:style>
    <style:style style:name="P2" style:family="paragraph">
      <loext:graphic-properties draw:fill="none"/>
      <style:text-properties fo:language="en" fo:country="US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language="en" fo:country="US"/>
    </style:style>
    <style:style style:name="P5" style:family="paragraph">
      <loext:graphic-properties draw:fill="solid" draw:fill-color="#d8d8d8"/>
      <style:text-properties fo:language="en" fo:country="US"/>
    </style:style>
    <style:style style:name="P6" style:family="paragraph">
      <loext:graphic-properties draw:fill="solid" draw:fill-color="#729fcf"/>
      <style:text-properties fo:color="#ffffff" loext:opacity="100%" fo:language="en" fo:country="US"/>
    </style:style>
    <style:style style:name="P7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.5cm" style:type="right"/>
          <style:tab-stop style:position="0.7cm"/>
          <style:tab-stop style:position="3cm"/>
          <style:tab-stop style:position="6.2cm"/>
          <style:tab-stop style:position="8cm" style:type="right"/>
        </style:tab-stops>
      </style:paragraph-properties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.5cm" style:type="right"/>
          <style:tab-stop style:position="0.7cm"/>
          <style:tab-stop style:position="3cm"/>
          <style:tab-stop style:position="6.2cm"/>
          <style:tab-stop style:position="8cm" style:type="right"/>
        </style:tab-stops>
      </style:paragraph-properties>
      <style:text-properties fo:color="#ffffff" loext:opacity="100%" fo:language="en" fo:country="US"/>
    </style:style>
    <style:style style:name="P9" style:family="paragraph">
      <loext:graphic-properties draw:fill="solid" draw:fill-color="#ffdbb6"/>
      <style:text-properties fo:language="en" fo:country="US"/>
    </style:style>
    <style:style style:name="P10" style:family="paragraph">
      <style:paragraph-properties fo:margin-left="0cm" fo:margin-right="0cm" fo:margin-top="0cm" fo:margin-bottom="0cm" fo:line-height="120%" fo:text-align="center" fo:text-indent="0cm"/>
    </style:style>
    <style:style style:name="P11" style:family="paragraph">
      <loext:graphic-properties draw:fill="solid" draw:fill-color="#ffdbb6"/>
      <style:paragraph-properties fo:margin-left="0cm" fo:margin-right="0cm" fo:margin-top="0cm" fo:margin-bottom="0cm" fo:line-height="120%" fo:text-align="center" fo:text-indent="0cm" style:writing-mode="lr-tb"/>
      <style:text-properties fo:language="en" fo:country="US"/>
    </style:style>
    <style:style style:name="P12" style:family="paragraph">
      <loext:graphic-properties draw:fill="solid" draw:fill-color="#729fcf"/>
      <style:paragraph-properties fo:margin-left="0cm" fo:margin-right="0cm" fo:text-indent="0cm"/>
      <style:text-properties fo:color="#ffffff" loext:opacity="100%" fo:language="en" fo:country="US"/>
    </style:style>
    <style:style style:name="P13" style:family="paragraph">
      <loext:graphic-properties draw:fill="solid" draw:fill-color="#ffffff"/>
      <style:text-properties fo:color="#ffffff" loext:opacity="100%" fo:language="en" fo:country="US"/>
    </style:style>
    <style:style style:name="P14" style:family="paragraph">
      <loext:graphic-properties draw:fill="none"/>
      <style:text-properties fo:color="#ffffff" loext:opacity="100%" fo:language="en" fo:country="US"/>
    </style:style>
    <style:style style:name="P15" style:family="paragraph">
      <loext:graphic-properties draw:fill="solid" draw:fill-color="#729fcf"/>
      <style:text-properties fo:language="en" fo:country="US"/>
    </style:style>
    <style:style style:name="P16" style:family="paragraph">
      <loext:graphic-properties draw:fill="solid" draw:fill-color="#729fcf"/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.5cm" style:type="right"/>
          <style:tab-stop style:position="0.7cm"/>
          <style:tab-stop style:position="3cm"/>
          <style:tab-stop style:position="6.2cm"/>
          <style:tab-stop style:position="8cm" style:type="right"/>
        </style:tab-stops>
      </style:paragraph-properties>
      <style:text-properties fo:language="en" fo:country="US"/>
    </style:style>
    <style:style style:name="P17" style:family="paragraph">
      <loext:graphic-properties draw:fill="solid" draw:fill-color="#fbe5d5"/>
      <style:text-properties fo:language="en" fo:country="US"/>
    </style:style>
    <style:style style:name="P18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language="en" fo:country="US"/>
    </style:style>
    <style:style style:name="P19" style:family="paragraph">
      <loext:graphic-properties draw:fill="solid" draw:fill-color="#7030a0"/>
      <style:text-properties fo:color="#ffffff" loext:opacity="100%" fo:language="en" fo:country="US"/>
    </style:style>
    <style:style style:name="P20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ffffff" loext:opacity="100%" fo:language="en" fo:country="US"/>
    </style:style>
    <style:style style:name="P21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.5cm" style:type="right"/>
          <style:tab-stop style:position="0.7cm"/>
          <style:tab-stop style:position="3cm"/>
          <style:tab-stop style:position="6.2cm"/>
          <style:tab-stop style:position="8cm" style:type="right"/>
        </style:tab-stops>
      </style:paragraph-properties>
      <style:text-properties fo:color="#ffffff" loext:opacity="100%" fo:font-size="8pt" fo:language="en" fo:country="US" style:font-size-asian="8pt" style:font-size-complex="8pt"/>
    </style:style>
    <style:style style:name="P22" style:family="paragraph">
      <loext:graphic-properties draw:fill="solid" draw:fill-color="#729fcf"/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.5cm" style:type="right"/>
          <style:tab-stop style:position="0.7cm"/>
          <style:tab-stop style:position="3cm"/>
          <style:tab-stop style:position="6.2cm"/>
          <style:tab-stop style:position="8cm" style:type="right"/>
        </style:tab-stops>
      </style:paragraph-properties>
      <style:text-properties fo:color="#ffffff" loext:opacity="100%" fo:font-size="8pt" fo:language="en" fo:country="US" style:font-size-asian="8pt" style:font-size-complex="8pt"/>
    </style:style>
    <style:style style:name="P23" style:family="paragraph">
      <loext:graphic-properties draw:fill="solid" draw:fill-color="#7030a0"/>
      <style:text-properties fo:color="#ffffff" loext:opacity="100%" fo:language="en" fo:country="US" fo:font-weight="normal"/>
    </style:style>
    <style:style style:name="P24" style:family="paragraph">
      <loext:graphic-properties draw:fill="none"/>
      <style:text-properties fo:color="#ffffff" loext:opacity="100%" fo:language="en" fo:country="US" fo:font-weight="normal"/>
    </style:style>
    <style:style style:name="P25" style:family="paragraph">
      <style:paragraph-properties fo:margin-left="0cm" fo:margin-right="0cm" fo:margin-top="0cm" fo:margin-bottom="0cm" fo:line-height="120%" fo:text-align="start" fo:text-indent="0cm"/>
      <style:text-properties fo:font-weight="normal"/>
    </style:style>
    <style:style style:name="P26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ffffff" loext:opacity="100%" fo:language="en" fo:country="US" fo:font-weight="normal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-color="#ffffff"/>
      <style:paragraph-properties fo:text-align="start" style:writing-mode="lr-tb"/>
    </style:style>
    <style:style style:name="P29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30" style:family="paragraph">
      <loext:graphic-properties draw:fill-color="#ffffff"/>
      <style:paragraph-properties fo:margin-left="0cm" fo:margin-right="0cm" fo:margin-top="0cm" fo:margin-bottom="0cm" fo:line-height="120%" fo:text-align="start" fo:text-indent="0cm" style:writing-mode="lr-tb"/>
    </style:style>
    <style:style style:name="P31" style:family="paragraph">
      <style:paragraph-properties fo:text-align="start" style:writing-mode="lr-tb"/>
      <style:text-properties fo:color="#ffffff" loext:opacity="100%" fo:font-size="8pt" style:font-size-asian="8pt" style:font-size-complex="8pt"/>
    </style:style>
    <style:style style:name="P32" style:family="paragraph">
      <loext:graphic-properties draw:fill-color="#77bc65"/>
      <style:paragraph-properties fo:text-align="start" style:writing-mode="lr-tb"/>
      <style:text-properties fo:color="#ffffff" loext:opacity="100%" fo:font-size="8pt" style:font-size-asian="8pt" style:font-size-complex="8pt"/>
    </style:style>
    <style:style style:name="P33" style:family="paragraph">
      <loext:graphic-properties draw:fill-color="#77bc65"/>
      <style:paragraph-properties fo:text-align="start" style:writing-mode="lr-tb"/>
      <style:text-properties fo:color="#ffffff" loext:opacity="100%" fo:font-size="8pt" fo:font-weight="bold" style:font-size-asian="8pt" style:font-size-complex="8pt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8pt" fo:font-weight="bold" style:font-size-asian="8pt" style:font-size-complex="8pt"/>
    </style:style>
    <style:style style:name="P35" style:family="paragraph">
      <loext:graphic-properties draw:fill-color="#77bc65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8pt" fo:font-weight="bold" style:font-size-asian="8pt" style:font-size-complex="8pt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8pt" fo:font-weight="normal" style:font-size-asian="8pt" style:font-size-complex="8pt"/>
    </style:style>
    <style:style style:name="P37" style:family="paragraph">
      <loext:graphic-properties draw:fill-color="#77bc65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8pt" fo:font-weight="normal" style:font-size-asian="8pt" style:font-size-complex="8pt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8pt" fo:font-weight="normal" style:font-size-asian="8pt" style:font-weight-asian="normal" style:font-size-complex="8pt" style:font-weight-complex="normal"/>
    </style:style>
    <style:style style:name="P39" style:family="paragraph">
      <loext:graphic-properties draw:fill-color="#77bc65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8pt" fo:font-weight="normal" style:font-size-asian="8pt" style:font-weight-asian="normal" style:font-size-complex="8pt" style:font-weight-complex="normal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8pt" style:font-size-asian="8pt" style:font-size-complex="8pt"/>
    </style:style>
    <style:style style:name="P41" style:family="paragraph">
      <loext:graphic-properties draw:fill-color="#77bc65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8pt" style:font-size-asian="8pt" style:font-size-complex="8pt"/>
    </style:style>
    <style:style style:name="P42" style:family="paragraph">
      <loext:graphic-properties draw:fill="solid" draw:fill-color="#729fcf"/>
      <style:paragraph-properties fo:margin-left="0cm" fo:margin-right="0cm" fo:text-indent="0cm"/>
      <style:text-properties fo:color="#ffffff" loext:opacity="100%" fo:font-size="8pt" fo:language="en" fo:country="US"/>
    </style:style>
    <style:style style:name="P43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.5cm" style:type="right"/>
          <style:tab-stop style:position="0.7cm"/>
          <style:tab-stop style:position="3cm"/>
          <style:tab-stop style:position="6.2cm"/>
          <style:tab-stop style:position="8cm" style:type="right"/>
        </style:tab-stops>
      </style:paragraph-properties>
      <style:text-properties fo:font-size="8pt"/>
    </style:style>
    <style:style style:name="P44" style:family="paragraph">
      <loext:graphic-properties draw:fill="solid" draw:fill-color="#729fcf"/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.5cm" style:type="right"/>
          <style:tab-stop style:position="0.7cm"/>
          <style:tab-stop style:position="3cm"/>
          <style:tab-stop style:position="6.2cm"/>
          <style:tab-stop style:position="8cm" style:type="right"/>
        </style:tab-stops>
      </style:paragraph-properties>
      <style:text-properties fo:color="#ffffff" loext:opacity="100%" fo:font-size="8pt" fo:language="en" fo:country="US"/>
    </style:style>
    <style:style style:name="P45" style:family="paragraph">
      <loext:graphic-properties draw:fill="solid" draw:fill-color="#729fcf"/>
      <style:text-properties fo:color="#ffffff" loext:opacity="100%" fo:font-size="8pt" fo:language="en" fo:country="US"/>
    </style:style>
    <style:style style:name="P46" style:family="paragraph">
      <loext:graphic-properties draw:fill="solid" draw:fill-color="#ffffff"/>
      <style:text-properties fo:color="#ffffff" loext:opacity="100%" fo:font-size="8pt" fo:language="en" fo:country="US"/>
    </style:style>
    <style:style style:name="P47" style:family="paragraph">
      <loext:graphic-properties draw:fill="none"/>
      <style:text-properties fo:color="#ffffff" loext:opacity="100%" fo:font-size="8pt" fo:language="en" fo:country="US"/>
    </style:style>
    <style:style style:name="T1" style:family="text">
      <style:text-properties fo:color="#5b9bd5" loext:opacity="100%" style:font-name="Calibri1" fo:font-size="12pt" fo:language="en" fo:country="US" style:font-name-asian="Calibri1" style:font-size-asian="12pt" style:font-name-complex="Calibri1" style:font-size-complex="12pt"/>
    </style:style>
    <style:style style:name="T2" style:family="text">
      <style:text-properties fo:color="#000000" loext:opacity="100%" style:font-name="Calibri1" fo:font-size="8pt" fo:language="en" fo:country="US" style:font-name-asian="Calibri1" style:font-size-asian="8pt" style:font-name-complex="Calibri1" style:font-size-complex="8pt"/>
    </style:style>
    <style:style style:name="T3" style:family="text">
      <style:text-properties fo:color="#ffffff" loext:opacity="100%" style:font-name="Calibri1" fo:font-size="8pt" fo:language="en" fo:country="US" style:font-name-asian="Calibri1" style:font-size-asian="8pt" style:font-name-complex="Calibri1" style:font-size-complex="8pt"/>
    </style:style>
    <style:style style:name="T4" style:family="text">
      <style:text-properties fo:color="#5b9bd5" loext:opacity="100%" style:font-name="Calibri1" fo:font-size="8pt" fo:language="en" fo:country="US" style:font-name-asian="Calibri1" style:font-size-asian="8pt" style:font-name-complex="Calibri1" style:font-size-complex="8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Calibri1" fo:font-size="8pt" fo:language="en" fo:country="US" fo:font-style="normal" fo:text-shadow="none" style:text-underline-style="none" fo:font-weight="normal" style:letter-kerning="true" style:font-name-asian="Calibri1" style:font-size-asian="8pt" style:font-style-asian="normal" style:font-weight-asian="normal" style:font-name-complex="Calib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7030a0" loext:opacity="100%" style:font-name="Calibri1" fo:font-size="12pt" fo:language="en" fo:country="US" style:font-name-asian="Calibri1" style:font-size-asian="12pt" style:font-name-complex="Calibri1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ffffff" loext:opacity="100%" style:font-name="Calibri1" fo:font-size="8pt" fo:language="en" fo:country="US" fo:font-weight="bold" style:font-name-asian="Calibri1" style:font-size-asian="8pt" style:font-weight-asian="bold" style:font-name-complex="Calibri1" style:font-size-complex="8pt" style:font-weight-complex="bold"/>
    </style:style>
    <style:style style:name="T9" style:family="text">
      <style:text-properties fo:color="#158466" loext:opacity="100%" fo:font-size="12pt" style:font-size-asian="12pt" style:font-size-complex="12pt"/>
    </style:style>
    <style:style style:name="T10" style:family="text">
      <style:text-properties fo:color="#ffffff" loext:opacity="100%" fo:font-size="8pt" style:font-size-asian="8pt" style:font-size-complex="8pt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8pt" fo:font-style="normal" fo:text-shadow="none" style:text-underline-style="none" style:letter-kerning="true" style:font-name-asian="PingFang SC1" style:font-size-asian="8pt" style:font-style-asian="normal" style:font-weight-asian="normal" style:font-name-complex="Arial Unicode M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8pt" fo:font-style="normal" fo:text-shadow="none" style:text-underline-style="none" style:letter-kerning="true" style:font-name-asian="PingFang SC1" style:font-size-asian="8pt" style:font-style-asian="normal" style:font-name-complex="Arial Unicode MS1" style:font-size-complex="8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8pt" fo:font-style="normal" fo:text-shadow="none" style:text-underline-style="none" fo:font-weight="normal" style:letter-kerning="true" style:font-name-asian="PingFang SC1" style:font-size-asian="8pt" style:font-style-asian="normal" style:font-weight-asian="normal" style:font-name-complex="Arial Unicode M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style:font-name="Liberation Sans" fo:font-size="8pt" fo:language="en" fo:country="US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4.5cm" svg:height="7.499cm" svg:x="20.8cm" svg:y="2.5cm" svg:viewBox="0 0 4501 7500" draw:points="0,7500 4501,7500 4501,0 0,0">
              <text:p/>
            </draw:polygon>
            <draw:polygon draw:style-name="gr2" draw:text-style-name="P2" draw:layer="layout" svg:width="4.5cm" svg:height="7.499cm" svg:x="20.8cm" svg:y="2.5cm" svg:viewBox="0 0 4501 7500" draw:points="0,7500 4501,7500 4501,0 0,0">
              <text:p/>
            </draw:polygon>
          </draw:g>
          <draw:frame draw:style-name="gr3" draw:text-style-name="P4" draw:layer="layout" svg:width="4.5cm" svg:height="7.499cm" svg:x="20.8cm" svg:y="2.5cm">
            <draw:text-box>
              <text:p text:style-name="P3"><text:span text:style-name="T1">Lookup</text:span></text:p>
            </draw:text-box>
          </draw:frame>
        </draw:g>
        <draw:g>
          <draw:g>
            <draw:polygon draw:style-name="gr4" draw:text-style-name="P1" draw:layer="layout" svg:width="4.5cm" svg:height="1.735cm" svg:x="20.8cm" svg:y="0.635cm" svg:viewBox="0 0 4501 1736" draw:points="0,1736 4501,1736 4501,0 0,0">
              <text:p/>
            </draw:polygon>
            <draw:polygon draw:style-name="gr5" draw:text-style-name="P2" draw:layer="layout" svg:width="4.5cm" svg:height="1.735cm" svg:x="20.8cm" svg:y="0.635cm" svg:viewBox="0 0 4501 1736" draw:points="0,1736 4501,1736 4501,0 0,0">
              <text:p/>
            </draw:polygon>
          </draw:g>
          <draw:frame draw:style-name="gr6" draw:text-style-name="P4" draw:layer="layout" svg:width="4.5cm" svg:height="1.735cm" svg:x="20.8cm" svg:y="0.635cm">
            <draw:text-box>
              <text:p text:style-name="P3"><text:span text:style-name="T1">IT Resource</text:span></text:p>
            </draw:text-box>
          </draw:frame>
        </draw:g>
        <draw:g>
          <draw:g>
            <draw:polygon draw:style-name="gr4" draw:text-style-name="P1" draw:layer="layout" svg:width="8.75cm" svg:height="0.719cm" svg:x="10.475cm" svg:y="0.635cm" svg:viewBox="0 0 8751 720" draw:points="0,720 8751,720 8751,0 0,0">
              <text:p/>
            </draw:polygon>
            <draw:polygon draw:style-name="gr5" draw:text-style-name="P2" draw:layer="layout" svg:width="8.75cm" svg:height="0.719cm" svg:x="10.475cm" svg:y="0.635cm" svg:viewBox="0 0 8751 720" draw:points="0,720 8751,720 8751,0 0,0">
              <text:p/>
            </draw:polygon>
          </draw:g>
          <draw:frame draw:style-name="gr7" draw:text-style-name="P4" draw:layer="layout" svg:width="8.75cm" svg:height="0.791cm" svg:x="10.475cm" svg:y="0.635cm">
            <draw:text-box>
              <text:p text:style-name="P3"><text:span text:style-name="T1">Account</text:span></text:p>
            </draw:text-box>
          </draw:frame>
        </draw:g>
        <draw:g>
          <draw:g>
            <draw:polygon draw:style-name="gr4" draw:text-style-name="P1" draw:layer="layout" svg:width="8.75cm" svg:height="0.719cm" svg:x="11.175cm" svg:y="8.2cm" svg:viewBox="0 0 8751 720" draw:points="0,720 8751,720 8751,0 0,0">
              <text:p/>
            </draw:polygon>
            <draw:polygon draw:style-name="gr5" draw:text-style-name="P2" draw:layer="layout" svg:width="8.75cm" svg:height="0.719cm" svg:x="11.175cm" svg:y="8.2cm" svg:viewBox="0 0 8751 720" draw:points="0,720 8751,720 8751,0 0,0">
              <text:p/>
            </draw:polygon>
          </draw:g>
          <draw:frame draw:style-name="gr7" draw:text-style-name="P4" draw:layer="layout" svg:width="8.75cm" svg:height="0.791cm" svg:x="11.175cm" svg:y="8.2cm">
            <draw:text-box>
              <text:p text:style-name="P3"><text:span text:style-name="T1">Group</text:span></text:p>
            </draw:text-box>
          </draw:frame>
        </draw:g>
        <draw:g>
          <draw:polygon draw:style-name="gr8" draw:text-style-name="P5" draw:layer="layout" svg:width="8.75cm" svg:height="6.645cm" svg:x="10.475cm" svg:y="1.354cm" svg:viewBox="0 0 8751 6646" draw:points="0,6646 8751,6646 8751,0 0,0">
            <text:p/>
          </draw:polygon>
          <draw:polygon draw:style-name="gr5" draw:text-style-name="P2" draw:layer="layout" svg:width="8.75cm" svg:height="6.645cm" svg:x="10.475cm" svg:y="1.354cm" svg:viewBox="0 0 8751 6646" draw:points="0,6646 8751,6646 8751,0 0,0">
            <text:p/>
          </draw:polygon>
        </draw:g>
        <draw:g>
          <draw:g>
            <draw:polygon draw:style-name="gr9" draw:text-style-name="P6" draw:layer="layout" svg:width="8.3cm" svg:height="0.6cm" svg:x="10.7cm" svg:y="1.5cm" svg:viewBox="0 0 8301 601" draw:points="0,601 8301,601 8301,0 0,0">
              <text:p/>
            </draw:polygon>
            <draw:polygon draw:style-name="gr10" draw:text-style-name="P6" draw:layer="layout" svg:width="8.3cm" svg:height="0.6cm" svg:x="10.7cm" svg:y="1.5cm" svg:viewBox="0 0 8301 601" draw:points="0,601 8301,601 8301,0 0,0">
              <text:p/>
            </draw:polygon>
          </draw:g>
          <draw:frame draw:style-name="gr11" draw:text-style-name="P8" draw:layer="layout" svg:width="8.3cm" svg:height="0.623cm" svg:x="10.7cm" svg:y="1.489cm">
            <draw:text-box>
              <text:p text:style-name="P7"><text:span text:style-name="T2"><text:tab/></text:span><text:span text:style-name="T3">2</text:span><text:span text:style-name="T3"><text:tab/></text:span><text:span text:style-name="T3">Service</text:span><text:span text:style-name="T3"><text:tab/></text:span><text:span text:style-name="T3">UD_UPCx_USR_SVC</text:span><text:span text:style-name="T3"><text:tab/></text:span><text:span text:style-name="T3">long</text:span></text:p>
            </draw:text-box>
          </draw:frame>
        </draw:g>
        <draw:g>
          <draw:g>
            <draw:polygon draw:style-name="gr12" draw:text-style-name="P9" draw:layer="layout" svg:width="3cm" svg:height="0.8cm" svg:x="21.795cm" svg:y="1.349cm" svg:viewBox="0 0 3001 801" draw:points="0,801 3001,801 3001,0 0,0">
              <text:p/>
            </draw:polygon>
            <draw:polygon draw:style-name="gr13" draw:text-style-name="P9" draw:layer="layout" svg:width="3cm" svg:height="0.8cm" svg:x="21.795cm" svg:y="1.349cm" svg:viewBox="0 0 3001 801" draw:points="0,801 3001,801 3001,0 0,0">
              <text:p/>
            </draw:polygon>
          </draw:g>
          <draw:frame draw:style-name="gr14" draw:text-style-name="P11" draw:layer="layout" svg:width="3cm" svg:height="0.8cm" svg:x="21.795cm" svg:y="1.349cm">
            <draw:text-box>
              <text:p text:style-name="P10"><text:span text:style-name="T4">UPC.Endpoint.&lt;X&gt;</text:span></text:p>
            </draw:text-box>
          </draw:frame>
        </draw:g>
        <draw:line draw:style-name="gr15" draw:text-style-name="P2" draw:layer="layout" svg:x1="18.995cm" svg:y1="1.749cm" svg:x2="21.794cm" svg:y2="1.749cm">
          <text:p/>
        </draw:line>
        <draw:g>
          <draw:g>
            <draw:polygon draw:style-name="gr9" draw:text-style-name="P12" draw:layer="layout" svg:width="8.3cm" svg:height="0.6cm" svg:x="10.7cm" svg:y="2.2cm" svg:viewBox="0 0 8301 601" draw:points="0,601 8301,601 8301,0 0,0">
              <text:p/>
            </draw:polygon>
            <draw:polygon draw:style-name="gr10" draw:text-style-name="P12" draw:layer="layout" svg:width="8.3cm" svg:height="0.6cm" svg:x="10.7cm" svg:y="2.2cm" svg:viewBox="0 0 8301 601" draw:points="0,601 8301,601 8301,0 0,0">
              <text:p/>
            </draw:polygon>
          </draw:g>
          <draw:frame draw:style-name="gr11" draw:text-style-name="P8" draw:layer="layout" svg:width="8.3cm" svg:height="0.623cm" svg:x="10.7cm" svg:y="2.189cm">
            <draw:text-box>
              <text:p text:style-name="P7"><text:span text:style-name="T5"><text:tab/></text:span><text:span text:style-name="T5">4</text:span><text:span text:style-name="T5"><text:tab/></text:span><text:span text:style-name="T5">Identifier</text:span><text:span text:style-name="T5"><text:tab/></text:span><text:span text:style-name="T5">UD_</text:span><text:span text:style-name="T3">UPCx_USR_SID</text:span><text:span text:style-name="T3"><text:tab/></text:span><text:span text:style-name="T3">String</text:span><text:span text:style-name="T3"><text:tab/></text:span><text:span text:style-name="T3">48</text:span></text:p>
            </draw:text-box>
          </draw:frame>
        </draw:g>
        <draw:g>
          <draw:g>
            <draw:polygon draw:style-name="gr9" draw:text-style-name="P6" draw:layer="layout" svg:width="8.3cm" svg:height="0.6cm" svg:x="10.7cm" svg:y="2.9cm" svg:viewBox="0 0 8301 601" draw:points="0,601 8301,601 8301,0 0,0">
              <text:p/>
            </draw:polygon>
            <draw:polygon draw:style-name="gr10" draw:text-style-name="P6" draw:layer="layout" svg:width="8.3cm" svg:height="0.6cm" svg:x="10.7cm" svg:y="2.9cm" svg:viewBox="0 0 8301 601" draw:points="0,601 8301,601 8301,0 0,0">
              <text:p/>
            </draw:polygon>
          </draw:g>
          <draw:frame draw:style-name="gr11" draw:text-style-name="P8" draw:layer="layout" svg:width="8.3cm" svg:height="0.623cm" svg:x="10.7cm" svg:y="2.889cm">
            <draw:text-box>
              <text:p text:style-name="P7"><text:span text:style-name="T5"><text:tab/></text:span><text:span text:style-name="T5">6</text:span><text:span text:style-name="T5"><text:tab/></text:span><text:span text:style-name="T5">User Name</text:span><text:span text:style-name="T5"><text:tab/></text:span><text:span text:style-name="T5">UD_</text:span><text:span text:style-name="T3">UPCx_USR_UID</text:span><text:span text:style-name="T3"><text:tab/></text:span><text:span text:style-name="T3">String</text:span><text:span text:style-name="T3"><text:tab/></text:span><text:span text:style-name="T3">256</text:span></text:p>
            </draw:text-box>
          </draw:frame>
        </draw:g>
        <draw:g>
          <draw:g>
            <draw:polygon draw:style-name="gr9" draw:text-style-name="P6" draw:layer="layout" svg:width="8.3cm" svg:height="0.6cm" svg:x="10.7cm" svg:y="3.6cm" svg:viewBox="0 0 8301 601" draw:points="0,601 8301,601 8301,0 0,0">
              <text:p/>
            </draw:polygon>
            <draw:polygon draw:style-name="gr10" draw:text-style-name="P6" draw:layer="layout" svg:width="8.3cm" svg:height="0.6cm" svg:x="10.7cm" svg:y="3.6cm" svg:viewBox="0 0 8301 601" draw:points="0,601 8301,601 8301,0 0,0">
              <text:p/>
            </draw:polygon>
          </draw:g>
          <draw:frame draw:style-name="gr11" draw:text-style-name="P8" draw:layer="layout" svg:width="8.3cm" svg:height="0.623cm" svg:x="10.7cm" svg:y="3.589cm">
            <draw:text-box>
              <text:p text:style-name="P7"><text:span text:style-name="T5"><text:tab/></text:span><text:span text:style-name="T5">8</text:span><text:span text:style-name="T5"><text:tab/></text:span><text:span text:style-name="T5">Password</text:span><text:span text:style-name="T5"><text:tab/></text:span><text:span text:style-name="T5">UD_</text:span><text:span text:style-name="T3">UPCx_USR_PWD</text:span><text:span text:style-name="T3"><text:tab/></text:span><text:span text:style-name="T3">String</text:span><text:span text:style-name="T3"><text:tab/></text:span><text:span text:style-name="T3">200</text:span></text:p>
            </draw:text-box>
          </draw:frame>
        </draw:g>
        <draw:g>
          <draw:g>
            <draw:polygon draw:style-name="gr9" draw:text-style-name="P6" draw:layer="layout" svg:width="8.3cm" svg:height="0.6cm" svg:x="10.7cm" svg:y="4.3cm" svg:viewBox="0 0 8301 601" draw:points="0,601 8301,601 8301,0 0,0">
              <text:p/>
            </draw:polygon>
            <draw:polygon draw:style-name="gr10" draw:text-style-name="P6" draw:layer="layout" svg:width="8.3cm" svg:height="0.6cm" svg:x="10.7cm" svg:y="4.3cm" svg:viewBox="0 0 8301 601" draw:points="0,601 8301,601 8301,0 0,0">
              <text:p/>
            </draw:polygon>
          </draw:g>
          <draw:frame draw:style-name="gr11" draw:text-style-name="P8" draw:layer="layout" svg:width="8.3cm" svg:height="0.623cm" svg:x="10.7cm" svg:y="4.289cm">
            <draw:text-box>
              <text:p text:style-name="P7"><text:span text:style-name="T5"><text:tab/></text:span><text:span text:style-name="T5">10</text:span><text:span text:style-name="T5"><text:tab/></text:span><text:span text:style-name="T5">Organization</text:span><text:span text:style-name="T5"><text:tab/></text:span><text:span text:style-name="T5">UD_</text:span><text:span text:style-name="T3">UPCx_USR_OID</text:span><text:span text:style-name="T3"><text:tab/></text:span><text:span text:style-name="T3">String</text:span><text:span text:style-name="T3"><text:tab/></text:span><text:span text:style-name="T3">24</text:span></text:p>
            </draw:text-box>
          </draw:frame>
        </draw:g>
        <draw:g>
          <draw:g>
            <draw:polygon draw:style-name="gr16" draw:text-style-name="P9" draw:layer="layout" svg:width="2.999cm" svg:height="0.6cm" svg:x="21.8cm" svg:y="4.3cm" svg:viewBox="0 0 3000 601" draw:points="0,601 3000,601 3000,0 0,0">
              <text:p/>
            </draw:polygon>
            <draw:polygon draw:style-name="gr17" draw:text-style-name="P9" draw:layer="layout" svg:width="2.999cm" svg:height="0.6cm" svg:x="21.8cm" svg:y="4.3cm" svg:viewBox="0 0 3000 601" draw:points="0,601 3000,601 3000,0 0,0">
              <text:p/>
            </draw:polygon>
          </draw:g>
          <draw:frame draw:style-name="gr18" draw:text-style-name="P11" draw:layer="layout" svg:width="2.999cm" svg:height="0.623cm" svg:x="21.8cm" svg:y="4.289cm">
            <draw:text-box>
              <text:p text:style-name="P10"><text:span text:style-name="T4">UPC.SIS.Organization</text:span></text:p>
            </draw:text-box>
          </draw:frame>
        </draw:g>
        <draw:line draw:style-name="gr19" draw:text-style-name="P2" draw:layer="layout" svg:x1="19cm" svg:y1="4.6cm" svg:x2="21.799cm" svg:y2="4.6cm">
          <text:p/>
        </draw:line>
        <draw:g>
          <draw:g>
            <draw:polygon draw:style-name="gr9" draw:text-style-name="P6" draw:layer="layout" svg:width="8.3cm" svg:height="0.6cm" svg:x="10.7cm" svg:y="5cm" svg:viewBox="0 0 8301 601" draw:points="0,601 8301,601 8301,0 0,0">
              <text:p/>
            </draw:polygon>
            <draw:polygon draw:style-name="gr10" draw:text-style-name="P6" draw:layer="layout" svg:width="8.3cm" svg:height="0.6cm" svg:x="10.7cm" svg:y="5cm" svg:viewBox="0 0 8301 601" draw:points="0,601 8301,601 8301,0 0,0">
              <text:p/>
            </draw:polygon>
          </draw:g>
          <draw:frame draw:style-name="gr11" draw:text-style-name="P8" draw:layer="layout" svg:width="8.3cm" svg:height="0.623cm" svg:x="10.7cm" svg:y="4.989cm">
            <draw:text-box>
              <text:p text:style-name="P7"><text:span text:style-name="T5"><text:tab/></text:span><text:span text:style-name="T5">16</text:span><text:span text:style-name="T5"><text:tab/></text:span><text:span text:style-name="T5">Last Name</text:span><text:span text:style-name="T5"><text:tab/></text:span><text:span text:style-name="T5">UD_</text:span><text:span text:style-name="T3">UPCx_USR_SN</text:span><text:span text:style-name="T3"><text:tab/></text:span><text:span text:style-name="T3">String</text:span><text:span text:style-name="T3"><text:tab/></text:span><text:span text:style-name="T3">150</text:span></text:p>
            </draw:text-box>
          </draw:frame>
        </draw:g>
        <draw:g>
          <draw:g>
            <draw:polygon draw:style-name="gr9" draw:text-style-name="P6" draw:layer="layout" svg:width="8.3cm" svg:height="0.6cm" svg:x="10.7cm" svg:y="5.7cm" svg:viewBox="0 0 8301 601" draw:points="0,601 8301,601 8301,0 0,0">
              <text:p/>
            </draw:polygon>
            <draw:polygon draw:style-name="gr10" draw:text-style-name="P6" draw:layer="layout" svg:width="8.3cm" svg:height="0.6cm" svg:x="10.7cm" svg:y="5.7cm" svg:viewBox="0 0 8301 601" draw:points="0,601 8301,601 8301,0 0,0">
              <text:p/>
            </draw:polygon>
          </draw:g>
          <draw:frame draw:style-name="gr11" draw:text-style-name="P8" draw:layer="layout" svg:width="8.3cm" svg:height="0.623cm" svg:x="10.7cm" svg:y="5.689cm">
            <draw:text-box>
              <text:p text:style-name="P7"><text:span text:style-name="T5"><text:tab/></text:span><text:span text:style-name="T5">18</text:span><text:span text:style-name="T5"><text:tab/></text:span><text:span text:style-name="T5">First Name</text:span><text:span text:style-name="T5"><text:tab/></text:span><text:span text:style-name="T5">UD_</text:span><text:span text:style-name="T3">UPCx_USR_GN</text:span><text:span text:style-name="T3"><text:tab/></text:span><text:span text:style-name="T3">String</text:span><text:span text:style-name="T3"><text:tab/></text:span><text:span text:style-name="T3">150</text:span></text:p>
            </draw:text-box>
          </draw:frame>
        </draw:g>
        <draw:g>
          <draw:g>
            <draw:polygon draw:style-name="gr20" draw:text-style-name="P13" draw:layer="layout" svg:width="8.3cm" svg:height="0.6cm" svg:x="10.7cm" svg:y="6.4cm" svg:viewBox="0 0 8301 601" draw:points="0,601 8301,601 8301,0 0,0">
              <text:p/>
            </draw:polygon>
            <draw:polygon draw:style-name="gr21" draw:text-style-name="P14" draw:layer="layout" svg:width="8.3cm" svg:height="0.6cm" svg:x="10.7cm" svg:y="6.4cm" svg:viewBox="0 0 8301 601" draw:points="0,601 8301,601 8301,0 0,0">
              <text:p/>
            </draw:polygon>
          </draw:g>
          <draw:frame draw:style-name="gr11" draw:text-style-name="P8" draw:layer="layout" svg:width="8.3cm" svg:height="0.623cm" svg:x="10.7cm" svg:y="6.389cm">
            <draw:text-box>
              <text:p text:style-name="P7"><text:span text:style-name="T5"><text:tab/></text:span><text:span text:style-name="T5">20</text:span><text:span text:style-name="T5"><text:tab/></text:span><text:span text:style-name="T5">e-Mail</text:span><text:span text:style-name="T5"><text:tab/></text:span><text:span text:style-name="T5">UD_</text:span><text:span text:style-name="T3">UPCx_USR_EMAIL</text:span><text:span text:style-name="T3"><text:tab/></text:span><text:span text:style-name="T3">String</text:span><text:span text:style-name="T3"><text:tab/></text:span><text:span text:style-name="T3">256</text:span></text:p>
            </draw:text-box>
          </draw:frame>
        </draw:g>
        <draw:g>
          <draw:g>
            <draw:polygon draw:style-name="gr4" draw:text-style-name="P13" draw:layer="layout" svg:width="8.3cm" svg:height="0.6cm" svg:x="10.7cm" svg:y="7.1cm" svg:viewBox="0 0 8301 601" draw:points="0,601 8301,601 8301,0 0,0">
              <text:p/>
            </draw:polygon>
            <draw:polygon draw:style-name="gr22" draw:text-style-name="P14" draw:layer="layout" svg:width="8.3cm" svg:height="0.6cm" svg:x="10.7cm" svg:y="7.1cm" svg:viewBox="0 0 8301 601" draw:points="0,601 8301,601 8301,0 0,0">
              <text:p/>
            </draw:polygon>
          </draw:g>
          <draw:frame draw:style-name="gr23" draw:text-style-name="P8" draw:layer="layout" svg:width="8.3cm" svg:height="0.623cm" svg:x="10.7cm" svg:y="7.089cm">
            <draw:text-box>
              <text:p text:style-name="P7"><text:span text:style-name="T5"><text:tab/></text:span><text:span text:style-name="T5">22</text:span><text:span text:style-name="T5"><text:tab/></text:span><text:span text:style-name="T5">Phone</text:span><text:span text:style-name="T5"><text:tab/></text:span><text:span text:style-name="T5">UD_</text:span><text:span text:style-name="T3">UPCx_USR_PHONE</text:span><text:span text:style-name="T3"><text:tab/></text:span><text:span text:style-name="T3">String</text:span><text:span text:style-name="T3"><text:tab/></text:span><text:span text:style-name="T3">32</text:span></text:p>
            </draw:text-box>
          </draw:frame>
        </draw:g>
        <draw:g>
          <draw:polygon draw:style-name="gr8" draw:text-style-name="P5" draw:layer="layout" svg:width="8.75cm" svg:height="0.953cm" svg:x="11.175cm" svg:y="8.927cm" svg:viewBox="0 0 8751 954" draw:points="0,954 8751,954 8751,0 0,0">
            <text:p/>
          </draw:polygon>
          <draw:polygon draw:style-name="gr5" draw:text-style-name="P2" draw:layer="layout" svg:width="8.75cm" svg:height="0.953cm" svg:x="11.175cm" svg:y="8.927cm" svg:viewBox="0 0 8751 954" draw:points="0,954 8751,954 8751,0 0,0">
            <text:p/>
          </draw:polygon>
        </draw:g>
        <draw:g>
          <draw:g>
            <draw:polygon draw:style-name="gr24" draw:text-style-name="P15" draw:layer="layout" svg:width="8.3cm" svg:height="0.6cm" svg:x="11.4cm" svg:y="9.1cm" svg:viewBox="0 0 8301 601" draw:points="0,601 8301,601 8301,0 0,0">
              <text:p/>
            </draw:polygon>
            <draw:polygon draw:style-name="gr25" draw:text-style-name="P15" draw:layer="layout" svg:width="8.3cm" svg:height="0.6cm" svg:x="11.4cm" svg:y="9.1cm" svg:viewBox="0 0 8301 601" draw:points="0,601 8301,601 8301,0 0,0">
              <text:p/>
            </draw:polygon>
          </draw:g>
          <draw:frame draw:style-name="gr23" draw:text-style-name="P16" draw:layer="layout" svg:width="8.3cm" svg:height="0.623cm" svg:x="11.4cm" svg:y="9.089cm">
            <draw:text-box>
              <text:p text:style-name="P7"><text:span text:style-name="T2"><text:tab/></text:span><text:span text:style-name="T3">2</text:span><text:span text:style-name="T3"><text:tab/></text:span><text:span text:style-name="T3">Name</text:span><text:span text:style-name="T3"><text:tab/></text:span><text:span text:style-name="T3">UD_UPCx_UGP_SID</text:span><text:span text:style-name="T3"><text:tab/></text:span><text:span text:style-name="T3">String</text:span><text:span text:style-name="T3"><text:tab/></text:span><text:span text:style-name="T3">48</text:span></text:p>
            </draw:text-box>
          </draw:frame>
        </draw:g>
        <draw:g>
          <draw:g>
            <draw:polygon draw:style-name="gr26" draw:text-style-name="P17" draw:layer="layout" svg:width="3cm" svg:height="0.8cm" svg:x="21.8cm" svg:y="9cm" svg:viewBox="0 0 3001 801" draw:points="0,801 3001,801 3001,0 0,0">
              <text:p/>
            </draw:polygon>
            <draw:polygon draw:style-name="gr27" draw:text-style-name="P2" draw:layer="layout" svg:width="3cm" svg:height="0.8cm" svg:x="21.8cm" svg:y="9cm" svg:viewBox="0 0 3001 801" draw:points="0,801 3001,801 3001,0 0,0">
              <text:p/>
            </draw:polygon>
          </draw:g>
          <draw:frame draw:style-name="gr28" draw:text-style-name="P18" draw:layer="layout" svg:width="3cm" svg:height="0.8cm" svg:x="21.8cm" svg:y="9cm">
            <draw:text-box>
              <text:p text:style-name="P10"><text:span text:style-name="T4">UPC.UGP.&lt;X&gt;</text:span></text:p>
            </draw:text-box>
          </draw:frame>
        </draw:g>
        <draw:line draw:style-name="gr29" draw:text-style-name="P2" draw:layer="layout" svg:x1="19.7cm" svg:y1="9.4cm" svg:x2="21.799cm" svg:y2="9.4cm">
          <text:p/>
        </draw:line>
        <draw:g>
          <draw:g>
            <draw:polygon draw:style-name="gr4" draw:text-style-name="P1" draw:layer="layout" svg:width="5.54cm" svg:height="0.719cm" svg:x="3.875cm" svg:y="0.635cm" svg:viewBox="0 0 5541 720" draw:points="0,720 5541,720 5541,0 0,0">
              <text:p/>
            </draw:polygon>
            <draw:polygon draw:style-name="gr30" draw:text-style-name="P2" draw:layer="layout" svg:width="5.54cm" svg:height="0.719cm" svg:x="3.875cm" svg:y="0.635cm" svg:viewBox="0 0 5541 720" draw:points="0,720 5541,720 5541,0 0,0">
              <text:p/>
            </draw:polygon>
          </draw:g>
          <draw:frame draw:style-name="gr7" draw:text-style-name="P4" draw:layer="layout" svg:width="5.54cm" svg:height="0.791cm" svg:x="3.875cm" svg:y="0.635cm">
            <draw:text-box>
              <text:p text:style-name="P3"><text:span text:style-name="T6">Identity</text:span></text:p>
            </draw:text-box>
          </draw:frame>
        </draw:g>
        <draw:g>
          <draw:polygon draw:style-name="gr8" draw:text-style-name="P5" draw:layer="layout" svg:width="5.54cm" svg:height="6.645cm" svg:x="3.875cm" svg:y="1.354cm" svg:viewBox="0 0 5541 6646" draw:points="0,6646 5541,6646 5541,0 0,0">
            <text:p/>
          </draw:polygon>
          <draw:polygon draw:style-name="gr30" draw:text-style-name="P2" draw:layer="layout" svg:width="5.54cm" svg:height="6.645cm" svg:x="3.875cm" svg:y="1.354cm" svg:viewBox="0 0 5541 6646" draw:points="0,6646 5541,6646 5541,0 0,0">
            <text:p/>
          </draw:polygon>
        </draw:g>
        <draw:g>
          <draw:g>
            <draw:polygon draw:style-name="gr31" draw:text-style-name="P19" draw:layer="layout" svg:width="5cm" svg:height="0.6cm" svg:x="4.185cm" svg:y="2.911cm" svg:viewBox="0 0 5001 601" draw:points="0,601 5001,601 5001,0 0,0">
              <text:p/>
            </draw:polygon>
            <draw:polygon draw:style-name="gr22" draw:text-style-name="P14" draw:layer="layout" svg:width="5cm" svg:height="0.6cm" svg:x="4.185cm" svg:y="2.911cm" svg:viewBox="0 0 5001 601" draw:points="0,601 5001,601 5001,0 0,0">
              <text:p/>
            </draw:polygon>
          </draw:g>
          <draw:frame draw:style-name="gr32" draw:text-style-name="P20" draw:layer="layout" svg:width="5cm" svg:height="0.623cm" svg:x="4.185cm" svg:y="2.9cm">
            <draw:text-box>
              <text:p text:style-name="P3"><text:span text:style-name="T3">User Login</text:span></text:p>
            </draw:text-box>
          </draw:frame>
        </draw:g>
        <draw:g>
          <draw:g>
            <draw:polygon draw:style-name="gr31" draw:text-style-name="P19" draw:layer="layout" svg:width="5cm" svg:height="0.6cm" svg:x="4.185cm" svg:y="3.6cm" svg:viewBox="0 0 5001 601" draw:points="0,601 5001,601 5001,0 0,0">
              <text:p/>
            </draw:polygon>
            <draw:polygon draw:style-name="gr22" draw:text-style-name="P14" draw:layer="layout" svg:width="5cm" svg:height="0.6cm" svg:x="4.185cm" svg:y="3.6cm" svg:viewBox="0 0 5001 601" draw:points="0,601 5001,601 5001,0 0,0">
              <text:p/>
            </draw:polygon>
          </draw:g>
          <draw:frame draw:style-name="gr32" draw:text-style-name="P20" draw:layer="layout" svg:width="5cm" svg:height="0.623cm" svg:x="4.185cm" svg:y="3.589cm">
            <draw:text-box>
              <text:p text:style-name="P3"><text:span text:style-name="T3">Password</text:span></text:p>
            </draw:text-box>
          </draw:frame>
        </draw:g>
        <draw:g>
          <draw:g>
            <draw:polygon draw:style-name="gr31" draw:text-style-name="P19" draw:layer="layout" svg:width="5cm" svg:height="0.6cm" svg:x="4.185cm" svg:y="5cm" svg:viewBox="0 0 5001 601" draw:points="0,601 5001,601 5001,0 0,0">
              <text:p/>
            </draw:polygon>
            <draw:polygon draw:style-name="gr22" draw:text-style-name="P14" draw:layer="layout" svg:width="5cm" svg:height="0.6cm" svg:x="4.185cm" svg:y="5cm" svg:viewBox="0 0 5001 601" draw:points="0,601 5001,601 5001,0 0,0">
              <text:p/>
            </draw:polygon>
          </draw:g>
          <draw:frame draw:style-name="gr32" draw:text-style-name="P20" draw:layer="layout" svg:width="5cm" svg:height="0.623cm" svg:x="4.185cm" svg:y="4.989cm">
            <draw:text-box>
              <text:p text:style-name="P3"><text:span text:style-name="T3">Last Name</text:span></text:p>
            </draw:text-box>
          </draw:frame>
        </draw:g>
        <draw:g>
          <draw:g>
            <draw:polygon draw:style-name="gr31" draw:text-style-name="P19" draw:layer="layout" svg:width="5cm" svg:height="0.6cm" svg:x="4.185cm" svg:y="5.7cm" svg:viewBox="0 0 5001 601" draw:points="0,601 5001,601 5001,0 0,0">
              <text:p/>
            </draw:polygon>
            <draw:polygon draw:style-name="gr22" draw:text-style-name="P14" draw:layer="layout" svg:width="5cm" svg:height="0.6cm" svg:x="4.185cm" svg:y="5.7cm" svg:viewBox="0 0 5001 601" draw:points="0,601 5001,601 5001,0 0,0">
              <text:p/>
            </draw:polygon>
          </draw:g>
          <draw:frame draw:style-name="gr32" draw:text-style-name="P20" draw:layer="layout" svg:width="5cm" svg:height="0.623cm" svg:x="4.185cm" svg:y="5.689cm">
            <draw:text-box>
              <text:p text:style-name="P3"><text:span text:style-name="T3">First Name</text:span></text:p>
            </draw:text-box>
          </draw:frame>
        </draw:g>
        <draw:g>
          <draw:g>
            <draw:polygon draw:style-name="gr31" draw:text-style-name="P19" draw:layer="layout" svg:width="5cm" svg:height="0.6cm" svg:x="4.185cm" svg:y="6.4cm" svg:viewBox="0 0 5001 601" draw:points="0,601 5001,601 5001,0 0,0">
              <text:p/>
            </draw:polygon>
            <draw:polygon draw:style-name="gr22" draw:text-style-name="P14" draw:layer="layout" svg:width="5cm" svg:height="0.6cm" svg:x="4.185cm" svg:y="6.4cm" svg:viewBox="0 0 5001 601" draw:points="0,601 5001,601 5001,0 0,0">
              <text:p/>
            </draw:polygon>
          </draw:g>
          <draw:frame draw:style-name="gr32" draw:text-style-name="P20" draw:layer="layout" svg:width="5cm" svg:height="0.623cm" svg:x="4.185cm" svg:y="6.389cm">
            <draw:text-box>
              <text:p text:style-name="P3"><text:span text:style-name="T3">E-Mail</text:span></text:p>
            </draw:text-box>
          </draw:frame>
        </draw:g>
        <draw:g>
          <draw:g>
            <draw:polygon draw:style-name="gr31" draw:text-style-name="P19" draw:layer="layout" svg:width="5cm" svg:height="0.6cm" svg:x="4.185cm" svg:y="7.1cm" svg:viewBox="0 0 5001 601" draw:points="0,601 5001,601 5001,0 0,0">
              <text:p/>
            </draw:polygon>
            <draw:polygon draw:style-name="gr22" draw:text-style-name="P14" draw:layer="layout" svg:width="5cm" svg:height="0.6cm" svg:x="4.185cm" svg:y="7.1cm" svg:viewBox="0 0 5001 601" draw:points="0,601 5001,601 5001,0 0,0">
              <text:p/>
            </draw:polygon>
          </draw:g>
          <draw:frame draw:style-name="gr32" draw:text-style-name="P20" draw:layer="layout" svg:width="5cm" svg:height="0.623cm" svg:x="4.185cm" svg:y="7.089cm">
            <draw:text-box>
              <text:p text:style-name="P3"><text:span text:style-name="T3">Telephone Number</text:span></text:p>
            </draw:text-box>
          </draw:frame>
        </draw:g>
        <draw:line draw:style-name="gr33" draw:text-style-name="P2" draw:layer="layout" svg:x1="9.185cm" svg:y1="3.2cm" svg:x2="10.699cm" svg:y2="3.2cm">
          <text:p/>
        </draw:line>
        <draw:line draw:style-name="gr33" draw:text-style-name="P2" draw:layer="layout" svg:x1="9.185cm" svg:y1="3.9cm" svg:x2="10.7cm" svg:y2="3.9cm">
          <text:p/>
        </draw:line>
        <draw:line draw:style-name="gr33" draw:text-style-name="P2" draw:layer="layout" svg:x1="9.185cm" svg:y1="5.3cm" svg:x2="10.7cm" svg:y2="5.3cm">
          <text:p/>
        </draw:line>
        <draw:line draw:style-name="gr33" draw:text-style-name="P2" draw:layer="layout" svg:x1="9.185cm" svg:y1="6cm" svg:x2="10.7cm" svg:y2="6cm">
          <text:p/>
        </draw:line>
        <draw:line draw:style-name="gr33" draw:text-style-name="P2" draw:layer="layout" svg:x1="9.185cm" svg:y1="6.7cm" svg:x2="10.7cm" svg:y2="6.7cm">
          <text:p/>
        </draw:line>
        <draw:line draw:style-name="gr33" draw:text-style-name="P2" draw:layer="layout" svg:x1="9.185cm" svg:y1="7.4cm" svg:x2="10.7cm" svg:y2="7.4cm">
          <text:p/>
        </draw:line>
        <draw:polyline draw:style-name="gr34" draw:text-style-name="P2" draw:layer="layout" svg:width="0.675cm" svg:height="1.384cm" svg:x="10.5cm" svg:y="8.02cm" svg:viewBox="0 0 676 1385" draw:points="676,1385 0,1385 0,0">
          <text:p/>
        </draw:polyline>
        <draw:frame draw:style-name="gr32" draw:text-style-name="P18" draw:layer="layout" svg:width="0.5cm" svg:height="0.623cm" svg:x="19.225cm" svg:y="4.039cm">
          <draw:text-box>
            <text:p text:style-name="P10"><text:span text:style-name="T2">1</text:span></text:p>
          </draw:text-box>
        </draw:frame>
        <draw:frame draw:style-name="gr32" draw:text-style-name="P18" draw:layer="layout" svg:width="0.725cm" svg:height="0.623cm" svg:x="20.8cm" svg:y="4.039cm">
          <draw:text-box>
            <text:p text:style-name="P10"><text:span text:style-name="T2">1..*</text:span></text:p>
          </draw:text-box>
        </draw:frame>
        <draw:frame draw:style-name="gr32" draw:text-style-name="P18" draw:layer="layout" svg:width="0.5cm" svg:height="0.623cm" svg:x="19.93cm" svg:y="8.839cm">
          <draw:text-box>
            <text:p text:style-name="P10"><text:span text:style-name="T2">1</text:span></text:p>
          </draw:text-box>
        </draw:frame>
        <draw:frame draw:style-name="gr32" draw:text-style-name="P18" draw:layer="layout" svg:width="0.725cm" svg:height="0.623cm" svg:x="20.8cm" svg:y="8.839cm">
          <draw:text-box>
            <text:p text:style-name="P10"><text:span text:style-name="T2">1..*</text:span></text:p>
          </draw:text-box>
        </draw:frame>
        <draw:frame draw:style-name="gr32" draw:text-style-name="P18" draw:layer="layout" svg:width="0.5cm" svg:height="0.623cm" svg:x="10.5cm" svg:y="8.409cm">
          <draw:text-box>
            <text:p text:style-name="P10"><text:span text:style-name="T2">1</text:span></text:p>
          </draw:text-box>
        </draw:frame>
        <draw:frame draw:style-name="gr32" draw:text-style-name="P18" draw:layer="layout" svg:width="0.725cm" svg:height="0.623cm" svg:x="10.5cm" svg:y="8.843cm">
          <draw:text-box>
            <text:p text:style-name="P10"><text:span text:style-name="T2">1..*</text:span></text:p>
          </draw:text-box>
        </draw:frame>
        <draw:frame draw:style-name="gr32" draw:text-style-name="P18" draw:layer="layout" svg:width="0.5cm" svg:height="0.623cm" svg:x="19.225cm" svg:y="1.239cm">
          <draw:text-box>
            <text:p text:style-name="P10"><text:span text:style-name="T2">1</text:span></text:p>
          </draw:text-box>
        </draw:frame>
        <draw:frame draw:style-name="gr32" draw:text-style-name="P18" draw:layer="layout" svg:width="0.725cm" svg:height="0.623cm" svg:x="20.8cm" svg:y="1.239cm">
          <draw:text-box>
            <text:p text:style-name="P10"><text:span text:style-name="T2">1..*</text:span></text:p>
          </draw:text-box>
        </draw:frame>
        <draw:g>
          <draw:g>
            <draw:polygon draw:style-name="gr31" draw:text-style-name="P19" draw:layer="layout" svg:width="5cm" svg:height="0.6cm" svg:x="4.185cm" svg:y="4.311cm" svg:viewBox="0 0 5001 601" draw:points="0,601 5001,601 5001,0 0,0">
              <text:p/>
            </draw:polygon>
            <draw:polygon draw:style-name="gr22" draw:text-style-name="P14" draw:layer="layout" svg:width="5cm" svg:height="0.6cm" svg:x="4.185cm" svg:y="4.311cm" svg:viewBox="0 0 5001 601" draw:points="0,601 5001,601 5001,0 0,0">
              <text:p/>
            </draw:polygon>
          </draw:g>
          <draw:frame draw:style-name="gr32" draw:text-style-name="P20" draw:layer="layout" svg:width="5cm" svg:height="0.623cm" svg:x="4.185cm" svg:y="4.3cm">
            <draw:text-box>
              <text:p text:style-name="P3"><text:span text:style-name="T3">Organization Name</text:span></text:p>
            </draw:text-box>
          </draw:frame>
        </draw:g>
        <draw:line draw:style-name="gr33" draw:text-style-name="P2" draw:layer="layout" svg:x1="9.185cm" svg:y1="4.611cm" svg:x2="10.7cm" svg:y2="4.611cm">
          <text:p/>
        </draw:line>
      </draw:page>
      <draw:page draw:name="page2" draw:style-name="dp1" draw:master-page-name="PM0">
        <draw:g>
          <draw:g>
            <draw:polygon draw:style-name="gr4" draw:text-style-name="P1" draw:layer="layout" svg:width="8.75cm" svg:height="0.719cm" svg:x="8.278cm" svg:y="9.5cm" svg:viewBox="0 0 8751 720" draw:points="0,720 8751,720 8751,0 0,0">
              <text:p/>
            </draw:polygon>
            <draw:polygon draw:style-name="gr5" draw:text-style-name="P2" draw:layer="layout" svg:width="8.75cm" svg:height="0.719cm" svg:x="8.278cm" svg:y="9.5cm" svg:viewBox="0 0 8751 720" draw:points="0,720 8751,720 8751,0 0,0">
              <text:p/>
            </draw:polygon>
          </draw:g>
          <draw:frame draw:style-name="gr7" draw:text-style-name="P4" draw:layer="layout" svg:width="8.75cm" svg:height="0.791cm" svg:x="8.278cm" svg:y="9.5cm">
            <draw:text-box>
              <text:p text:style-name="P3"><text:span text:style-name="T1">Group</text:span></text:p>
            </draw:text-box>
          </draw:frame>
        </draw:g>
        <draw:g>
          <draw:polygon draw:style-name="gr8" draw:text-style-name="P5" draw:layer="layout" svg:width="8.75cm" svg:height="6.245cm" svg:x="7.578cm" svg:y="1.754cm" svg:viewBox="0 0 8751 6246" draw:points="0,6246 8751,6246 8751,0 0,0">
            <text:p/>
          </draw:polygon>
          <draw:polygon draw:style-name="gr5" draw:text-style-name="P2" draw:layer="layout" svg:width="8.75cm" svg:height="6.245cm" svg:x="7.578cm" svg:y="1.754cm" svg:viewBox="0 0 8751 6246" draw:points="0,6246 8751,6246 8751,0 0,0">
            <text:p/>
          </draw:polygon>
        </draw:g>
        <draw:g>
          <draw:g>
            <draw:polygon draw:style-name="gr9" draw:text-style-name="P6" draw:layer="layout" svg:width="8.3cm" svg:height="0.556cm" svg:x="7.803cm" svg:y="1.899cm" svg:viewBox="0 0 8301 557" draw:points="0,557 8301,557 8301,0 0,0">
              <text:p/>
            </draw:polygon>
            <draw:polygon draw:style-name="gr10" draw:text-style-name="P6" draw:layer="layout" svg:width="8.3cm" svg:height="0.556cm" svg:x="7.803cm" svg:y="1.899cm" svg:viewBox="0 0 8301 557" draw:points="0,557 8301,557 8301,0 0,0">
              <text:p/>
            </draw:polygon>
          </draw:g>
          <draw:frame draw:style-name="gr35" draw:text-style-name="P8" draw:layer="layout" svg:width="8.3cm" svg:height="0.623cm" svg:x="7.803cm" svg:y="1.867cm">
            <draw:text-box>
              <text:p text:style-name="P7"><text:span text:style-name="T2"><text:tab/></text:span><text:span text:style-name="T3">2</text:span><text:span text:style-name="T3"><text:tab/></text:span><text:span text:style-name="T3">Service</text:span><text:span text:style-name="T3"><text:tab/></text:span><text:span text:style-name="T3">UD_UPCx_USR_SVC</text:span><text:span text:style-name="T3"><text:tab/></text:span><text:span text:style-name="T3">long</text:span></text:p>
            </draw:text-box>
          </draw:frame>
        </draw:g>
        <draw:g>
          <draw:g>
            <draw:polygon draw:style-name="gr9" draw:text-style-name="P12" draw:layer="layout" svg:width="8.3cm" svg:height="0.516cm" svg:x="7.803cm" svg:y="2.56cm" svg:viewBox="0 0 8301 517" draw:points="0,517 8301,517 8301,0 0,0">
              <text:p/>
            </draw:polygon>
            <draw:polygon draw:style-name="gr10" draw:text-style-name="P12" draw:layer="layout" svg:width="8.3cm" svg:height="0.516cm" svg:x="7.803cm" svg:y="2.56cm" svg:viewBox="0 0 8301 517" draw:points="0,517 8301,517 8301,0 0,0">
              <text:p/>
            </draw:polygon>
          </draw:g>
          <draw:frame draw:style-name="gr35" draw:text-style-name="P8" draw:layer="layout" svg:width="8.3cm" svg:height="0.623cm" svg:x="7.803cm" svg:y="2.509cm">
            <draw:text-box>
              <text:p text:style-name="P7"><text:span text:style-name="T5"><text:tab/></text:span><text:span text:style-name="T5">4</text:span><text:span text:style-name="T5"><text:tab/></text:span><text:span text:style-name="T5">Identifier</text:span><text:span text:style-name="T5"><text:tab/></text:span><text:span text:style-name="T5">UD_</text:span><text:span text:style-name="T3">UPCx_USR_SID</text:span><text:span text:style-name="T3"><text:tab/></text:span><text:span text:style-name="T3">String</text:span><text:span text:style-name="T3"><text:tab/></text:span><text:span text:style-name="T3">48</text:span></text:p>
            </draw:text-box>
          </draw:frame>
        </draw:g>
        <draw:g>
          <draw:g>
            <draw:polygon draw:style-name="gr9" draw:text-style-name="P6" draw:layer="layout" svg:width="8.3cm" svg:height="0.497cm" svg:x="7.803cm" svg:y="3.22cm" svg:viewBox="0 0 8301 498" draw:points="0,498 8301,498 8301,0 0,0">
              <text:p/>
            </draw:polygon>
            <draw:polygon draw:style-name="gr10" draw:text-style-name="P6" draw:layer="layout" svg:width="8.3cm" svg:height="0.497cm" svg:x="7.803cm" svg:y="3.22cm" svg:viewBox="0 0 8301 498" draw:points="0,498 8301,498 8301,0 0,0">
              <text:p/>
            </draw:polygon>
          </draw:g>
          <draw:frame draw:style-name="gr35" draw:text-style-name="P8" draw:layer="layout" svg:width="8.3cm" svg:height="0.623cm" svg:x="7.803cm" svg:y="3.16cm">
            <draw:text-box>
              <text:p text:style-name="P7"><text:span text:style-name="T5"><text:tab/></text:span><text:span text:style-name="T5">6</text:span><text:span text:style-name="T5"><text:tab/></text:span><text:span text:style-name="T5">User Name</text:span><text:span text:style-name="T5"><text:tab/></text:span><text:span text:style-name="T5">UD_</text:span><text:span text:style-name="T3">UPCx_USR_UID</text:span><text:span text:style-name="T3"><text:tab/></text:span><text:span text:style-name="T3">String</text:span><text:span text:style-name="T3"><text:tab/></text:span><text:span text:style-name="T3">256</text:span></text:p>
            </draw:text-box>
          </draw:frame>
        </draw:g>
        <draw:g>
          <draw:g>
            <draw:polygon draw:style-name="gr9" draw:text-style-name="P6" draw:layer="layout" svg:width="8.3cm" svg:height="0.516cm" svg:x="7.803cm" svg:y="3.861cm" svg:viewBox="0 0 8301 517" draw:points="0,517 8301,517 8301,0 0,0">
              <text:p/>
            </draw:polygon>
            <draw:polygon draw:style-name="gr10" draw:text-style-name="P6" draw:layer="layout" svg:width="8.3cm" svg:height="0.516cm" svg:x="7.803cm" svg:y="3.861cm" svg:viewBox="0 0 8301 517" draw:points="0,517 8301,517 8301,0 0,0">
              <text:p/>
            </draw:polygon>
          </draw:g>
          <draw:frame draw:style-name="gr11" draw:text-style-name="P22" draw:layer="layout" svg:width="8.3cm" svg:height="0.664cm" svg:x="7.803cm" svg:y="3.79cm">
            <draw:text-box>
              <text:p text:style-name="P21"><text:span text:style-name="T7"><text:tab/></text:span><text:span text:style-name="T7">8</text:span><text:span text:style-name="T7"><text:tab/></text:span><text:span text:style-name="T7">Password</text:span><text:span text:style-name="T7"><text:tab/></text:span><text:span text:style-name="T7">UD_UPCx_USR_PWD</text:span><text:span text:style-name="T7"><text:tab/></text:span><text:span text:style-name="T7">String</text:span><text:span text:style-name="T7"><text:tab/></text:span><text:span text:style-name="T7">200</text:span></text:p>
            </draw:text-box>
          </draw:frame>
        </draw:g>
        <draw:g>
          <draw:g>
            <draw:polygon draw:style-name="gr9" draw:text-style-name="P6" draw:layer="layout" svg:width="8.3cm" svg:height="0.556cm" svg:x="7.803cm" svg:y="4.492cm" svg:viewBox="0 0 8301 557" draw:points="0,557 8301,557 8301,0 0,0">
              <text:p/>
            </draw:polygon>
            <draw:polygon draw:style-name="gr10" draw:text-style-name="P6" draw:layer="layout" svg:width="8.3cm" svg:height="0.556cm" svg:x="7.803cm" svg:y="4.492cm" svg:viewBox="0 0 8301 557" draw:points="0,557 8301,557 8301,0 0,0">
              <text:p/>
            </draw:polygon>
          </draw:g>
          <draw:frame draw:style-name="gr35" draw:text-style-name="P8" draw:layer="layout" svg:width="8.3cm" svg:height="0.623cm" svg:x="7.803cm" svg:y="4.46cm">
            <draw:text-box>
              <text:p text:style-name="P7"><text:span text:style-name="T5"><text:tab/></text:span><text:span text:style-name="T5">10</text:span><text:span text:style-name="T5"><text:tab/></text:span><text:span text:style-name="T5">Organization</text:span><text:span text:style-name="T5"><text:tab/></text:span><text:span text:style-name="T5">UD_</text:span><text:span text:style-name="T3">UPCx_USR_OID</text:span><text:span text:style-name="T3"><text:tab/></text:span><text:span text:style-name="T3">String</text:span><text:span text:style-name="T3"><text:tab/></text:span><text:span text:style-name="T3">24</text:span></text:p>
            </draw:text-box>
          </draw:frame>
        </draw:g>
        <draw:g>
          <draw:g>
            <draw:polygon draw:style-name="gr9" draw:text-style-name="P6" draw:layer="layout" svg:width="8.3cm" svg:height="0.479cm" svg:x="7.803cm" svg:y="5.179cm" svg:viewBox="0 0 8301 480" draw:points="0,480 8301,480 8301,0 0,0">
              <text:p/>
            </draw:polygon>
            <draw:polygon draw:style-name="gr10" draw:text-style-name="P6" draw:layer="layout" svg:width="8.3cm" svg:height="0.479cm" svg:x="7.803cm" svg:y="5.179cm" svg:viewBox="0 0 8301 480" draw:points="0,480 8301,480 8301,0 0,0">
              <text:p/>
            </draw:polygon>
          </draw:g>
          <draw:frame draw:style-name="gr35" draw:text-style-name="P8" draw:layer="layout" svg:width="8.3cm" svg:height="0.623cm" svg:x="7.803cm" svg:y="5.11cm">
            <draw:text-box>
              <text:p text:style-name="P7"><text:span text:style-name="T5"><text:tab/></text:span><text:span text:style-name="T5">16</text:span><text:span text:style-name="T5"><text:tab/></text:span><text:span text:style-name="T5">Last Name</text:span><text:span text:style-name="T5"><text:tab/></text:span><text:span text:style-name="T5">UD_</text:span><text:span text:style-name="T3">UPCx_USR_SN</text:span><text:span text:style-name="T3"><text:tab/></text:span><text:span text:style-name="T3">String</text:span><text:span text:style-name="T3"><text:tab/></text:span><text:span text:style-name="T3">150</text:span></text:p>
            </draw:text-box>
          </draw:frame>
        </draw:g>
        <draw:g>
          <draw:g>
            <draw:polygon draw:style-name="gr9" draw:text-style-name="P6" draw:layer="layout" svg:width="8.3cm" svg:height="0.556cm" svg:x="7.803cm" svg:y="5.792cm" svg:viewBox="0 0 8301 557" draw:points="0,557 8301,557 8301,0 0,0">
              <text:p/>
            </draw:polygon>
            <draw:polygon draw:style-name="gr10" draw:text-style-name="P6" draw:layer="layout" svg:width="8.3cm" svg:height="0.556cm" svg:x="7.803cm" svg:y="5.792cm" svg:viewBox="0 0 8301 557" draw:points="0,557 8301,557 8301,0 0,0">
              <text:p/>
            </draw:polygon>
          </draw:g>
          <draw:frame draw:style-name="gr35" draw:text-style-name="P8" draw:layer="layout" svg:width="8.3cm" svg:height="0.623cm" svg:x="7.803cm" svg:y="5.76cm">
            <draw:text-box>
              <text:p text:style-name="P7"><text:span text:style-name="T5"><text:tab/></text:span><text:span text:style-name="T5">18</text:span><text:span text:style-name="T5"><text:tab/></text:span><text:span text:style-name="T5">First Name</text:span><text:span text:style-name="T5"><text:tab/></text:span><text:span text:style-name="T5">UD_</text:span><text:span text:style-name="T3">UPCx_USR_GN</text:span><text:span text:style-name="T3"><text:tab/></text:span><text:span text:style-name="T3">String</text:span><text:span text:style-name="T3"><text:tab/></text:span><text:span text:style-name="T3">150</text:span></text:p>
            </draw:text-box>
          </draw:frame>
        </draw:g>
        <draw:g>
          <draw:g>
            <draw:polygon draw:style-name="gr20" draw:text-style-name="P13" draw:layer="layout" svg:width="8.3cm" svg:height="0.516cm" svg:x="7.803cm" svg:y="6.471cm" svg:viewBox="0 0 8301 517" draw:points="0,517 8301,517 8301,0 0,0">
              <text:p/>
            </draw:polygon>
            <draw:polygon draw:style-name="gr21" draw:text-style-name="P14" draw:layer="layout" svg:width="8.3cm" svg:height="0.516cm" svg:x="7.803cm" svg:y="6.471cm" svg:viewBox="0 0 8301 517" draw:points="0,517 8301,517 8301,0 0,0">
              <text:p/>
            </draw:polygon>
          </draw:g>
          <draw:frame draw:style-name="gr35" draw:text-style-name="P8" draw:layer="layout" svg:width="8.3cm" svg:height="0.623cm" svg:x="7.803cm" svg:y="6.42cm">
            <draw:text-box>
              <text:p text:style-name="P7"><text:span text:style-name="T5"><text:tab/></text:span><text:span text:style-name="T5">20</text:span><text:span text:style-name="T5"><text:tab/></text:span><text:span text:style-name="T5">e-Mail</text:span><text:span text:style-name="T5"><text:tab/></text:span><text:span text:style-name="T5">UD_</text:span><text:span text:style-name="T3">UPCx_USR_EMAIL</text:span><text:span text:style-name="T3"><text:tab/></text:span><text:span text:style-name="T3">String</text:span><text:span text:style-name="T3"><text:tab/></text:span><text:span text:style-name="T3">256</text:span></text:p>
            </draw:text-box>
          </draw:frame>
        </draw:g>
        <draw:g>
          <draw:g>
            <draw:polygon draw:style-name="gr4" draw:text-style-name="P13" draw:layer="layout" svg:width="8.3cm" svg:height="0.556cm" svg:x="7.803cm" svg:y="7.112cm" svg:viewBox="0 0 8301 557" draw:points="0,557 8301,557 8301,0 0,0">
              <text:p/>
            </draw:polygon>
            <draw:polygon draw:style-name="gr22" draw:text-style-name="P14" draw:layer="layout" svg:width="8.3cm" svg:height="0.556cm" svg:x="7.803cm" svg:y="7.112cm" svg:viewBox="0 0 8301 557" draw:points="0,557 8301,557 8301,0 0,0">
              <text:p/>
            </draw:polygon>
          </draw:g>
          <draw:frame draw:style-name="gr36" draw:text-style-name="P8" draw:layer="layout" svg:width="8.3cm" svg:height="0.623cm" svg:x="7.803cm" svg:y="7.08cm">
            <draw:text-box>
              <text:p text:style-name="P7"><text:span text:style-name="T5"><text:tab/></text:span><text:span text:style-name="T5">22</text:span><text:span text:style-name="T5"><text:tab/></text:span><text:span text:style-name="T5">Phone</text:span><text:span text:style-name="T5"><text:tab/></text:span><text:span text:style-name="T5">UD_</text:span><text:span text:style-name="T3">UPCx_USR_PHONE</text:span><text:span text:style-name="T3"><text:tab/></text:span><text:span text:style-name="T3">String</text:span><text:span text:style-name="T3"><text:tab/></text:span><text:span text:style-name="T3">32</text:span></text:p>
            </draw:text-box>
          </draw:frame>
        </draw:g>
        <draw:g>
          <draw:polygon draw:style-name="gr8" draw:text-style-name="P5" draw:layer="layout" svg:width="8.75cm" svg:height="0.953cm" svg:x="8.278cm" svg:y="10.227cm" svg:viewBox="0 0 8751 954" draw:points="0,954 8751,954 8751,0 0,0">
            <text:p/>
          </draw:polygon>
          <draw:polygon draw:style-name="gr5" draw:text-style-name="P2" draw:layer="layout" svg:width="8.75cm" svg:height="0.953cm" svg:x="8.278cm" svg:y="10.227cm" svg:viewBox="0 0 8751 954" draw:points="0,954 8751,954 8751,0 0,0">
            <text:p/>
          </draw:polygon>
        </draw:g>
        <draw:g>
          <draw:g>
            <draw:polygon draw:style-name="gr24" draw:text-style-name="P15" draw:layer="layout" svg:width="8.3cm" svg:height="0.6cm" svg:x="8.503cm" svg:y="10.4cm" svg:viewBox="0 0 8301 601" draw:points="0,601 8301,601 8301,0 0,0">
              <text:p/>
            </draw:polygon>
            <draw:polygon draw:style-name="gr25" draw:text-style-name="P15" draw:layer="layout" svg:width="8.3cm" svg:height="0.6cm" svg:x="8.503cm" svg:y="10.4cm" svg:viewBox="0 0 8301 601" draw:points="0,601 8301,601 8301,0 0,0">
              <text:p/>
            </draw:polygon>
          </draw:g>
          <draw:frame draw:style-name="gr23" draw:text-style-name="P16" draw:layer="layout" svg:width="8.3cm" svg:height="0.623cm" svg:x="8.503cm" svg:y="10.389cm">
            <draw:text-box>
              <text:p text:style-name="P7"><text:span text:style-name="T2"><text:tab/></text:span><text:span text:style-name="T3">2</text:span><text:span text:style-name="T3"><text:tab/></text:span><text:span text:style-name="T3">Name</text:span><text:span text:style-name="T3"><text:tab/></text:span><text:span text:style-name="T3">UD_UPCx_UGP_SID</text:span><text:span text:style-name="T3"><text:tab/></text:span><text:span text:style-name="T3">String</text:span><text:span text:style-name="T3"><text:tab/></text:span><text:span text:style-name="T3">48</text:span></text:p>
            </draw:text-box>
          </draw:frame>
        </draw:g>
        <draw:g>
          <draw:polygon draw:style-name="gr8" draw:text-style-name="P5" draw:layer="layout" svg:width="5.54cm" svg:height="6.245cm" svg:x="0.978cm" svg:y="1.754cm" svg:viewBox="0 0 5541 6246" draw:points="0,6246 5541,6246 5541,0 0,0">
            <text:p/>
          </draw:polygon>
          <draw:polygon draw:style-name="gr30" draw:text-style-name="P2" draw:layer="layout" svg:width="5.54cm" svg:height="6.245cm" svg:x="0.978cm" svg:y="1.754cm" svg:viewBox="0 0 5541 6246" draw:points="0,6246 5541,6246 5541,0 0,0">
            <text:p/>
          </draw:polygon>
        </draw:g>
        <draw:g>
          <draw:g>
            <draw:polygon draw:style-name="gr31" draw:text-style-name="P23" draw:layer="layout" svg:width="5cm" svg:height="0.556cm" svg:x="1.288cm" svg:y="3.192cm" svg:viewBox="0 0 5001 557" draw:points="0,557 5001,557 5001,0 0,0">
              <text:p/>
            </draw:polygon>
            <draw:polygon draw:style-name="gr22" draw:text-style-name="P24" draw:layer="layout" svg:width="5cm" svg:height="0.556cm" svg:x="1.288cm" svg:y="3.192cm" svg:viewBox="0 0 5001 557" draw:points="0,557 5001,557 5001,0 0,0">
              <text:p/>
            </draw:polygon>
          </draw:g>
          <draw:frame draw:style-name="gr37" draw:text-style-name="P26" draw:layer="layout" svg:width="5cm" svg:height="0.623cm" svg:x="1.288cm" svg:y="3.16cm">
            <draw:text-box>
              <text:p text:style-name="P25"><text:span text:style-name="T3">User Login</text:span></text:p>
            </draw:text-box>
          </draw:frame>
        </draw:g>
        <draw:g>
          <draw:g>
            <draw:polygon draw:style-name="gr31" draw:text-style-name="P23" draw:layer="layout" svg:width="5cm" svg:height="0.556cm" svg:x="1.288cm" svg:y="3.822cm" svg:viewBox="0 0 5001 557" draw:points="0,557 5001,557 5001,0 0,0">
              <text:p/>
            </draw:polygon>
            <draw:polygon draw:style-name="gr22" draw:text-style-name="P24" draw:layer="layout" svg:width="5cm" svg:height="0.556cm" svg:x="1.288cm" svg:y="3.822cm" svg:viewBox="0 0 5001 557" draw:points="0,557 5001,557 5001,0 0,0">
              <text:p/>
            </draw:polygon>
          </draw:g>
          <draw:frame draw:style-name="gr37" draw:text-style-name="P26" draw:layer="layout" svg:width="5cm" svg:height="0.623cm" svg:x="1.288cm" svg:y="3.79cm">
            <draw:text-box>
              <text:p text:style-name="P25"><text:span text:style-name="T3">Password</text:span></text:p>
            </draw:text-box>
          </draw:frame>
        </draw:g>
        <draw:g>
          <draw:g>
            <draw:polygon draw:style-name="gr31" draw:text-style-name="P23" draw:layer="layout" svg:width="5cm" svg:height="0.556cm" svg:x="1.288cm" svg:y="5.142cm" svg:viewBox="0 0 5001 557" draw:points="0,557 5001,557 5001,0 0,0">
              <text:p/>
            </draw:polygon>
            <draw:polygon draw:style-name="gr22" draw:text-style-name="P24" draw:layer="layout" svg:width="5cm" svg:height="0.556cm" svg:x="1.288cm" svg:y="5.142cm" svg:viewBox="0 0 5001 557" draw:points="0,557 5001,557 5001,0 0,0">
              <text:p/>
            </draw:polygon>
          </draw:g>
          <draw:frame draw:style-name="gr37" draw:text-style-name="P26" draw:layer="layout" svg:width="5cm" svg:height="0.623cm" svg:x="1.288cm" svg:y="5.11cm">
            <draw:text-box>
              <text:p text:style-name="P25"><text:span text:style-name="T3">Last </text:span><text:span text:style-name="T8">Name</text:span></text:p>
            </draw:text-box>
          </draw:frame>
        </draw:g>
        <draw:g>
          <draw:g>
            <draw:polygon draw:style-name="gr31" draw:text-style-name="P19" draw:layer="layout" svg:width="5cm" svg:height="0.556cm" svg:x="1.288cm" svg:y="5.792cm" svg:viewBox="0 0 5001 557" draw:points="0,557 5001,557 5001,0 0,0">
              <text:p/>
            </draw:polygon>
            <draw:polygon draw:style-name="gr22" draw:text-style-name="P14" draw:layer="layout" svg:width="5cm" svg:height="0.556cm" svg:x="1.288cm" svg:y="5.792cm" svg:viewBox="0 0 5001 557" draw:points="0,557 5001,557 5001,0 0,0">
              <text:p/>
            </draw:polygon>
          </draw:g>
          <draw:frame draw:style-name="gr37" draw:text-style-name="P20" draw:layer="layout" svg:width="5cm" svg:height="0.623cm" svg:x="1.288cm" svg:y="5.76cm">
            <draw:text-box>
              <text:p text:style-name="P3"><text:span text:style-name="T3">First Name</text:span></text:p>
            </draw:text-box>
          </draw:frame>
        </draw:g>
        <draw:g>
          <draw:g>
            <draw:polygon draw:style-name="gr31" draw:text-style-name="P19" draw:layer="layout" svg:width="5cm" svg:height="0.556cm" svg:x="1.288cm" svg:y="6.452cm" svg:viewBox="0 0 5001 557" draw:points="0,557 5001,557 5001,0 0,0">
              <text:p/>
            </draw:polygon>
            <draw:polygon draw:style-name="gr22" draw:text-style-name="P14" draw:layer="layout" svg:width="5cm" svg:height="0.556cm" svg:x="1.288cm" svg:y="6.452cm" svg:viewBox="0 0 5001 557" draw:points="0,557 5001,557 5001,0 0,0">
              <text:p/>
            </draw:polygon>
          </draw:g>
          <draw:frame draw:style-name="gr37" draw:text-style-name="P20" draw:layer="layout" svg:width="5cm" svg:height="0.623cm" svg:x="1.288cm" svg:y="6.42cm">
            <draw:text-box>
              <text:p text:style-name="P3"><text:span text:style-name="T3">E-Mail</text:span></text:p>
            </draw:text-box>
          </draw:frame>
        </draw:g>
        <draw:g>
          <draw:g>
            <draw:polygon draw:style-name="gr31" draw:text-style-name="P19" draw:layer="layout" svg:width="5cm" svg:height="0.556cm" svg:x="1.288cm" svg:y="7.112cm" svg:viewBox="0 0 5001 557" draw:points="0,557 5001,557 5001,0 0,0">
              <text:p/>
            </draw:polygon>
            <draw:polygon draw:style-name="gr22" draw:text-style-name="P14" draw:layer="layout" svg:width="5cm" svg:height="0.556cm" svg:x="1.288cm" svg:y="7.112cm" svg:viewBox="0 0 5001 557" draw:points="0,557 5001,557 5001,0 0,0">
              <text:p/>
            </draw:polygon>
          </draw:g>
          <draw:frame draw:style-name="gr37" draw:text-style-name="P20" draw:layer="layout" svg:width="5cm" svg:height="0.623cm" svg:x="1.288cm" svg:y="7.08cm">
            <draw:text-box>
              <text:p text:style-name="P3"><text:span text:style-name="T3">Telephone Number</text:span></text:p>
            </draw:text-box>
          </draw:frame>
        </draw:g>
        <draw:line draw:style-name="gr33" draw:text-style-name="P2" draw:layer="layout" svg:x1="6.288cm" svg:y1="3.5cm" svg:x2="7.802cm" svg:y2="3.5cm">
          <text:p/>
        </draw:line>
        <draw:line draw:style-name="gr33" draw:text-style-name="P2" draw:layer="layout" svg:x1="6.288cm" svg:y1="4.1cm" svg:x2="7.803cm" svg:y2="4.1cm">
          <text:p/>
        </draw:line>
        <draw:line draw:style-name="gr33" draw:text-style-name="P2" draw:layer="layout" svg:x1="6.288cm" svg:y1="5.4cm" svg:x2="7.803cm" svg:y2="5.4cm">
          <text:p/>
        </draw:line>
        <draw:line draw:style-name="gr33" draw:text-style-name="P2" draw:layer="layout" svg:x1="6.288cm" svg:y1="6.1cm" svg:x2="7.803cm" svg:y2="6.1cm">
          <text:p/>
        </draw:line>
        <draw:line draw:style-name="gr33" draw:text-style-name="P2" draw:layer="layout" svg:x1="6.288cm" svg:y1="6.7cm" svg:x2="7.803cm" svg:y2="6.7cm">
          <text:p/>
        </draw:line>
        <draw:line draw:style-name="gr33" draw:text-style-name="P2" draw:layer="layout" svg:x1="6.288cm" svg:y1="7.4cm" svg:x2="7.803cm" svg:y2="7.4cm">
          <text:p/>
        </draw:line>
        <draw:polyline draw:style-name="gr34" draw:text-style-name="P2" draw:layer="layout" svg:width="0.675cm" svg:height="2.749cm" svg:x="7.603cm" svg:y="8cm" svg:viewBox="0 0 676 2750" draw:points="676,2750 0,2750 0,0">
          <text:p/>
        </draw:polyline>
        <draw:frame draw:style-name="gr32" draw:text-style-name="P18" draw:layer="layout" svg:width="0.5cm" svg:height="0.623cm" svg:x="7.603cm" svg:y="8.609cm">
          <draw:text-box>
            <text:p text:style-name="P10"><text:span text:style-name="T2">1</text:span></text:p>
          </draw:text-box>
        </draw:frame>
        <draw:frame draw:style-name="gr32" draw:text-style-name="P18" draw:layer="layout" svg:width="0.725cm" svg:height="0.623cm" svg:x="7.603cm" svg:y="10.143cm">
          <draw:text-box>
            <text:p text:style-name="P10"><text:span text:style-name="T2">1..*</text:span></text:p>
          </draw:text-box>
        </draw:frame>
        <draw:g>
          <draw:g>
            <draw:polygon draw:style-name="gr31" draw:text-style-name="P23" draw:layer="layout" svg:width="5cm" svg:height="0.556cm" svg:x="1.288cm" svg:y="4.492cm" svg:viewBox="0 0 5001 557" draw:points="0,557 5001,557 5001,0 0,0">
              <text:p/>
            </draw:polygon>
            <draw:polygon draw:style-name="gr22" draw:text-style-name="P24" draw:layer="layout" svg:width="5cm" svg:height="0.556cm" svg:x="1.288cm" svg:y="4.492cm" svg:viewBox="0 0 5001 557" draw:points="0,557 5001,557 5001,0 0,0">
              <text:p/>
            </draw:polygon>
          </draw:g>
          <draw:frame draw:style-name="gr37" draw:text-style-name="P26" draw:layer="layout" svg:width="5cm" svg:height="0.623cm" svg:x="1.288cm" svg:y="4.46cm">
            <draw:text-box>
              <text:p text:style-name="P25"><text:span text:style-name="T3">Organization Name</text:span></text:p>
            </draw:text-box>
          </draw:frame>
        </draw:g>
        <draw:line draw:style-name="gr33" draw:text-style-name="P2" draw:layer="layout" svg:x1="6.288cm" svg:y1="4.811cm" svg:x2="7.803cm" svg:y2="4.811cm">
          <text:p/>
        </draw:line>
        <draw:g>
          <draw:polygon draw:style-name="gr38" draw:text-style-name="P5" draw:layer="layout" svg:width="9.799cm" svg:height="10.244cm" svg:x="18.479cm" svg:y="1.755cm" svg:viewBox="0 0 9800 10245" draw:points="0,10245 9800,10245 9800,0 0,0">
            <text:p/>
          </draw:polygon>
          <draw:polygon draw:style-name="gr39" draw:text-style-name="P2" draw:layer="layout" svg:width="9.799cm" svg:height="10.244cm" svg:x="18.479cm" svg:y="1.755cm" svg:viewBox="0 0 9800 10245" draw:points="0,10245 9800,10245 9800,0 0,0">
            <text:p/>
          </draw:polygon>
        </draw:g>
        <draw:custom-shape draw:style-name="gr40" draw:text-style-name="P28" draw:layer="layout" svg:width="9.8cm" svg:height="0.8cm" svg:x="18.474cm" svg:y="1cm">
          <text:p text:style-name="P27"><text:span text:style-name="T9">SCIM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8.75cm" svg:height="0.8cm" svg:x="7.574cm" svg:y="1cm">
          <text:p text:style-name="P29"><text:span text:style-name="T1">Account (UD_UPCx)</text:span></text:p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5.54cm" svg:height="0.8cm" svg:x="0.974cm" svg:y="1cm">
          <text:p text:style-name="P29"><text:span text:style-name="T6">Identity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draw:layer="layout" svg:width="9.6cm" svg:height="0.6cm" svg:x="18.603cm" svg:y="3.16cm">
          <text:p text:style-name="P31"><text:span text:style-name="T10">urn:ietf:params:scim:schemas:core:2.0:User:userName</text:span></text:p>
          <draw:enhanced-geometry svg:viewBox="0 0 21600 21600" draw:type="rectangle" draw:enhanced-path="M 0 0 L 21600 0 21600 21600 0 21600 0 0 Z N"/>
        </draw:custom-shape>
        <draw:custom-shape draw:style-name="gr44" draw:text-style-name="P32" draw:layer="layout" svg:width="9.6cm" svg:height="0.6cm" svg:x="18.603cm" svg:y="2.51cm">
          <text:p text:style-name="P31"><text:span text:style-name="T10">urn:ietf:params:scim:schemas:core:2.0:User:id</text:span></text:p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9.6cm" svg:height="0.6cm" svg:x="18.603cm" svg:y="3.8cm">
          <text:p text:style-name="P31"><text:span text:style-name="T10">urn:ietf:params:scim:schemas:core:2.0:User:password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9.6cm" svg:height="0.6cm" svg:x="18.603cm" svg:y="5.11cm">
          <text:p text:style-name="P31"><text:span text:style-name="T10">urn:ietf:params:scim:schemas:core:2.0:User:name.familyName</text:span></text:p>
          <draw:enhanced-geometry svg:viewBox="0 0 21600 21600" draw:type="rectangle" draw:enhanced-path="M 0 0 L 21600 0 21600 21600 0 21600 0 0 Z N"/>
        </draw:custom-shape>
        <draw:custom-shape draw:style-name="gr46" draw:text-style-name="P35" draw:layer="layout" svg:width="9.6cm" svg:height="0.6cm" svg:x="18.603cm" svg:y="5.76cm">
          <text:p text:style-name="P34"><text:span text:style-name="T11">urn:ietf:params:scim:schemas:core:2.0:User:</text:span><text:span text:style-name="T10">name.givenName</text:span></text:p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9.6cm" svg:height="0.6cm" svg:x="18.603cm" svg:y="6.42cm">
          <text:p text:style-name="P36"><text:span text:style-name="T11">urn:ietf:params:scim:schemas:core:2.0:User:emails</text:span><text:span text:style-name="T10">.work.value</text:span></text:p>
          <draw:enhanced-geometry svg:viewBox="0 0 21600 21600" draw:type="rectangle" draw:enhanced-path="M 0 0 L 21600 0 21600 21600 0 21600 0 0 Z N"/>
        </draw:custom-shape>
        <draw:custom-shape draw:style-name="gr48" draw:text-style-name="P39" draw:layer="layout" svg:width="9.6cm" svg:height="0.6cm" svg:x="18.603cm" svg:y="7.08cm">
          <text:p text:style-name="P38"><text:span text:style-name="T12">urn:ietf:params:scim:schemas:core:2.0:User:phoneNumbers</text:span><text:span text:style-name="T10">.work.value</text:span></text:p>
          <draw:enhanced-geometry svg:viewBox="0 0 21600 21600" draw:type="rectangle" draw:enhanced-path="M 0 0 L 21600 0 21600 21600 0 21600 0 0 Z N"/>
        </draw:custom-shape>
        <draw:line draw:style-name="gr49" draw:text-style-name="P2" draw:layer="layout" svg:x1="16.253cm" svg:y1="2.8cm" svg:x2="18.5cm" svg:y2="2.8cm">
          <text:p/>
        </draw:line>
        <draw:line draw:style-name="gr50" draw:text-style-name="P2" draw:layer="layout" svg:x1="16.197cm" svg:y1="3.5cm" svg:x2="18.5cm" svg:y2="3.5cm">
          <text:p/>
        </draw:line>
        <draw:line draw:style-name="gr50" draw:text-style-name="P2" draw:layer="layout" svg:x1="16.197cm" svg:y1="4.1cm" svg:x2="18.5cm" svg:y2="4.1cm">
          <text:p/>
        </draw:line>
        <draw:line draw:style-name="gr50" draw:text-style-name="P2" draw:layer="layout" svg:x1="16.197cm" svg:y1="5.4cm" svg:x2="18.5cm" svg:y2="5.4cm">
          <text:p/>
        </draw:line>
        <draw:line draw:style-name="gr50" draw:text-style-name="P2" draw:layer="layout" svg:x1="16.197cm" svg:y1="6.1cm" svg:x2="18.5cm" svg:y2="6.1cm">
          <text:p/>
        </draw:line>
        <draw:line draw:style-name="gr50" draw:text-style-name="P2" draw:layer="layout" svg:x1="16.197cm" svg:y1="6.7cm" svg:x2="18.5cm" svg:y2="6.7cm">
          <text:p/>
        </draw:line>
        <draw:line draw:style-name="gr50" draw:text-style-name="P2" draw:layer="layout" svg:x1="16.197cm" svg:y1="7.4cm" svg:x2="18.5cm" svg:y2="7.4cm">
          <text:p/>
        </draw:line>
        <draw:custom-shape draw:style-name="gr51" draw:text-style-name="P41" draw:layer="layout" svg:width="9.6cm" svg:height="0.6cm" svg:x="18.603cm" svg:y="10.401cm">
          <text:p text:style-name="P40"><text:span text:style-name="T13">urn:ietf:params:scim:schemas:core:2.0:User:groups.value</text:span></text:p>
          <draw:enhanced-geometry svg:viewBox="0 0 21600 21600" draw:type="rectangle" draw:enhanced-path="M 0 0 L 21600 0 21600 21600 0 21600 0 0 Z N"/>
        </draw:custom-shape>
        <draw:line draw:style-name="gr50" draw:text-style-name="P2" draw:layer="layout" svg:x1="17cm" svg:y1="10.7cm" svg:x2="18.501cm" svg:y2="10.7cm">
          <text:p/>
        </draw:line>
        <draw:custom-shape draw:style-name="gr45" draw:text-style-name="P32" draw:layer="layout" svg:width="9.6cm" svg:height="0.6cm" svg:x="18.603cm" svg:y="4.46cm">
          <text:p text:style-name="P31"><text:span text:style-name="T10">urn:ietf:params:scim:schemas:extension:enterprise:2.0:User:organization</text:span></text:p>
          <draw:enhanced-geometry svg:viewBox="0 0 21600 21600" draw:type="rectangle" draw:enhanced-path="M 0 0 L 21600 0 21600 21600 0 21600 0 0 Z N"/>
        </draw:custom-shape>
        <draw:line draw:style-name="gr50" draw:text-style-name="P2" draw:layer="layout" svg:x1="16.198cm" svg:y1="4.8cm" svg:x2="18.501cm" svg:y2="4.8cm">
          <text:p/>
        </draw:line>
        <draw:custom-shape draw:style-name="gr52" draw:text-style-name="P30" draw:layer="layout" svg:width="8.75cm" svg:height="0.8cm" svg:x="30.574cm" svg:y="1cm">
          <text:p text:style-name="P29"><text:span text:style-name="T1">Account (PRT_USERS)</text:span></text:p>
          <draw:enhanced-geometry svg:viewBox="0 0 21600 21600" draw:type="rectangle" draw:enhanced-path="M 0 0 L 21600 0 21600 21600 0 21600 0 0 Z N"/>
        </draw:custom-shape>
        <draw:g>
          <draw:polygon draw:style-name="gr8" draw:text-style-name="P5" draw:layer="layout" svg:width="8.75cm" svg:height="7.744cm" svg:x="30.579cm" svg:y="1.755cm" svg:viewBox="0 0 8751 7745" draw:points="0,7745 8751,7745 8751,0 0,0">
            <text:p/>
          </draw:polygon>
          <draw:polygon draw:style-name="gr5" draw:text-style-name="P2" draw:layer="layout" svg:width="8.75cm" svg:height="7.744cm" svg:x="30.579cm" svg:y="1.755cm" svg:viewBox="0 0 8751 7745" draw:points="0,7745 8751,7745 8751,0 0,0">
            <text:p/>
          </draw:polygon>
        </draw:g>
        <draw:g>
          <draw:g>
            <draw:polygon draw:style-name="gr9" draw:text-style-name="P42" draw:layer="layout" svg:width="8.3cm" svg:height="0.295cm" svg:x="30.804cm" svg:y="2.646cm" svg:viewBox="0 0 8301 296" draw:points="0,296 8301,296 8301,0 0,0">
              <text:p/>
            </draw:polygon>
            <draw:polygon draw:style-name="gr10" draw:text-style-name="P42" draw:layer="layout" svg:width="8.3cm" svg:height="0.295cm" svg:x="30.804cm" svg:y="2.646cm" svg:viewBox="0 0 8301 296" draw:points="0,296 8301,296 8301,0 0,0">
              <text:p/>
            </draw:polygon>
          </draw:g>
          <draw:frame draw:style-name="gr35" draw:text-style-name="P44" draw:layer="layout" svg:width="8.3cm" svg:height="0.623cm" svg:x="30.804cm" svg:y="2.488cm">
            <draw:text-box>
              <text:p text:style-name="P43"><text:span text:style-name="T5"><text:tab/></text:span><text:span text:style-name="T5">usr_id</text:span><text:span text:style-name="T3"><text:tab/></text:span><text:span text:style-name="T3">NUMBER</text:span><text:span text:style-name="T3"><text:tab/></text:span><text:span text:style-name="T3">10</text:span></text:p>
            </draw:text-box>
          </draw:frame>
        </draw:g>
        <draw:g>
          <draw:g>
            <draw:polygon draw:style-name="gr9" draw:text-style-name="P45" draw:layer="layout" svg:width="8.3cm" svg:height="0.022cm" svg:x="30.804cm" svg:y="3.501cm" svg:viewBox="0 0 8301 23" draw:points="0,23 8301,23 8301,0 0,0">
              <text:p/>
            </draw:polygon>
            <draw:polygon draw:style-name="gr10" draw:text-style-name="P45" draw:layer="layout" svg:width="8.3cm" svg:height="0.022cm" svg:x="30.804cm" svg:y="3.501cm" svg:viewBox="0 0 8301 23" draw:points="0,23 8301,23 8301,0 0,0">
              <text:p/>
            </draw:polygon>
          </draw:g>
          <draw:frame draw:style-name="gr53" draw:text-style-name="P44" draw:layer="layout" svg:width="8.3cm" svg:height="0.679cm" svg:x="30.804cm" svg:y="3.176cm">
            <draw:text-box>
              <text:p text:style-name="P43"><text:span text:style-name="T5"><text:tab/></text:span><text:span text:style-name="T5">usr</text:span><text:span text:style-name="T3">_name</text:span><text:span text:style-name="T3"><text:tab/></text:span><text:span text:style-name="T14">VARCHAR2</text:span><text:span text:style-name="T3"><text:tab/></text:span><text:span text:style-name="T3">32</text:span></text:p>
            </draw:text-box>
          </draw:frame>
        </draw:g>
        <draw:g>
          <draw:g>
            <draw:polygon draw:style-name="gr9" draw:text-style-name="P45" draw:layer="layout" svg:width="8.299cm" svg:height="0.043cm" svg:x="30.804cm" svg:y="4.11cm" svg:viewBox="0 0 8300 44" draw:points="0,44 8300,44 8300,0 0,0">
              <text:p/>
            </draw:polygon>
            <draw:polygon draw:style-name="gr10" draw:text-style-name="P45" draw:layer="layout" svg:width="8.299cm" svg:height="0.043cm" svg:x="30.804cm" svg:y="4.11cm" svg:viewBox="0 0 8300 44" draw:points="0,44 8300,44 8300,0 0,0">
              <text:p/>
            </draw:polygon>
          </draw:g>
          <draw:frame draw:style-name="gr54" draw:text-style-name="P22" draw:layer="layout" svg:width="8.299cm" svg:height="0.664cm" svg:x="30.804cm" svg:y="3.804cm">
            <draw:text-box>
              <text:p text:style-name="P21"><text:span text:style-name="T7"><text:tab/></text:span><text:span text:style-name="T7">usr_password</text:span><text:span text:style-name="T7"><text:tab/></text:span><text:span text:style-name="T7">VARCHAR2</text:span><text:span text:style-name="T7"><text:tab/></text:span><text:span text:style-name="T7">128</text:span></text:p>
            </draw:text-box>
          </draw:frame>
        </draw:g>
        <draw:g>
          <draw:g>
            <draw:polygon draw:style-name="gr9" draw:text-style-name="P45" draw:layer="layout" svg:width="8.3cm" svg:height="0.479cm" svg:x="30.804cm" svg:y="5.18cm" svg:viewBox="0 0 8301 480" draw:points="0,480 8301,480 8301,0 0,0">
              <text:p/>
            </draw:polygon>
            <draw:polygon draw:style-name="gr10" draw:text-style-name="P45" draw:layer="layout" svg:width="8.3cm" svg:height="0.479cm" svg:x="30.804cm" svg:y="5.18cm" svg:viewBox="0 0 8301 480" draw:points="0,480 8301,480 8301,0 0,0">
              <text:p/>
            </draw:polygon>
          </draw:g>
          <draw:frame draw:style-name="gr35" draw:text-style-name="P44" draw:layer="layout" svg:width="8.3cm" svg:height="0.623cm" svg:x="30.804cm" svg:y="5.111cm">
            <draw:text-box>
              <text:p text:style-name="P43"><text:span text:style-name="T5"><text:tab/></text:span><text:span text:style-name="T5">usr_description</text:span><text:span text:style-name="T5"><text:tab/></text:span><text:span text:style-name="T5">VARCHAR2</text:span><text:span text:style-name="T3"><text:tab/></text:span><text:span text:style-name="T3">1000</text:span></text:p>
            </draw:text-box>
          </draw:frame>
        </draw:g>
        <draw:g>
          <draw:g>
            <draw:polygon draw:style-name="gr9" draw:text-style-name="P45" draw:layer="layout" svg:width="8.3cm" svg:height="0.556cm" svg:x="30.804cm" svg:y="5.793cm" svg:viewBox="0 0 8301 557" draw:points="0,557 8301,557 8301,0 0,0">
              <text:p/>
            </draw:polygon>
            <draw:polygon draw:style-name="gr10" draw:text-style-name="P45" draw:layer="layout" svg:width="8.3cm" svg:height="0.556cm" svg:x="30.804cm" svg:y="5.793cm" svg:viewBox="0 0 8301 557" draw:points="0,557 8301,557 8301,0 0,0">
              <text:p/>
            </draw:polygon>
          </draw:g>
          <draw:frame draw:style-name="gr35" draw:text-style-name="P44" draw:layer="layout" svg:width="8.3cm" svg:height="0.623cm" svg:x="30.804cm" svg:y="5.761cm">
            <draw:text-box>
              <text:p text:style-name="P43"><text:span text:style-name="T5"><text:tab/></text:span><text:span text:style-name="T5">usr_surname</text:span><text:span text:style-name="T5"><text:tab/></text:span><text:span text:style-name="T3">VARCHAR2</text:span><text:span text:style-name="T3"><text:tab/></text:span><text:span text:style-name="T3">128</text:span></text:p>
            </draw:text-box>
          </draw:frame>
        </draw:g>
        <draw:g>
          <draw:g>
            <draw:polygon draw:style-name="gr20" draw:text-style-name="P46" draw:layer="layout" svg:width="8.3cm" svg:height="0.516cm" svg:x="30.804cm" svg:y="6.472cm" svg:viewBox="0 0 8301 517" draw:points="0,517 8301,517 8301,0 0,0">
              <text:p/>
            </draw:polygon>
            <draw:polygon draw:style-name="gr21" draw:text-style-name="P47" draw:layer="layout" svg:width="8.3cm" svg:height="0.516cm" svg:x="30.804cm" svg:y="6.472cm" svg:viewBox="0 0 8301 517" draw:points="0,517 8301,517 8301,0 0,0">
              <text:p/>
            </draw:polygon>
          </draw:g>
          <draw:frame draw:style-name="gr35" draw:text-style-name="P44" draw:layer="layout" svg:width="8.3cm" svg:height="0.623cm" svg:x="30.804cm" svg:y="6.421cm">
            <draw:text-box>
              <text:p text:style-name="P43"><text:span text:style-name="T5"><text:tab/></text:span><text:span text:style-name="T5">usr_email</text:span><text:span text:style-name="T5"><text:tab/></text:span><text:span text:style-name="T3">VARCHAR2</text:span><text:span text:style-name="T3"><text:tab/></text:span><text:span text:style-name="T3">100</text:span></text:p>
            </draw:text-box>
          </draw:frame>
        </draw:g>
        <draw:g>
          <draw:g>
            <draw:polygon draw:style-name="gr4" draw:text-style-name="P46" draw:layer="layout" svg:width="8.3cm" svg:height="0.556cm" svg:x="30.804cm" svg:y="7.113cm" svg:viewBox="0 0 8301 557" draw:points="0,557 8301,557 8301,0 0,0">
              <text:p/>
            </draw:polygon>
            <draw:polygon draw:style-name="gr22" draw:text-style-name="P47" draw:layer="layout" svg:width="8.3cm" svg:height="0.556cm" svg:x="30.804cm" svg:y="7.113cm" svg:viewBox="0 0 8301 557" draw:points="0,557 8301,557 8301,0 0,0">
              <text:p/>
            </draw:polygon>
          </draw:g>
          <draw:frame draw:style-name="gr36" draw:text-style-name="P44" draw:layer="layout" svg:width="8.3cm" svg:height="0.623cm" svg:x="30.804cm" svg:y="7.081cm">
            <draw:text-box>
              <text:p text:style-name="P43"><text:span text:style-name="T5"><text:tab/></text:span><text:span text:style-name="T5">usr_telefon</text:span><text:span text:style-name="T5"><text:tab/></text:span><text:span text:style-name="T3">VARCHAR2</text:span><text:span text:style-name="T3"><text:tab/></text:span><text:span text:style-name="T3">50</text:span></text:p>
            </draw:text-box>
          </draw:frame>
        </draw:g>
        <draw:g>
          <draw:g>
            <draw:polygon draw:style-name="gr9" draw:text-style-name="P45" draw:layer="layout" svg:width="8.3cm" svg:height="0.516cm" svg:x="30.804cm" svg:y="4.511cm" svg:viewBox="0 0 8301 517" draw:points="0,517 8301,517 8301,0 0,0">
              <text:p/>
            </draw:polygon>
            <draw:polygon draw:style-name="gr10" draw:text-style-name="P45" draw:layer="layout" svg:width="8.3cm" svg:height="0.516cm" svg:x="30.804cm" svg:y="4.511cm" svg:viewBox="0 0 8301 517" draw:points="0,517 8301,517 8301,0 0,0">
              <text:p/>
            </draw:polygon>
          </draw:g>
          <draw:frame draw:style-name="gr35" draw:text-style-name="P44" draw:layer="layout" svg:width="8.3cm" svg:height="0.623cm" svg:x="30.804cm" svg:y="4.46cm">
            <draw:text-box>
              <text:p text:style-name="P43"><text:span text:style-name="T5"><text:tab/></text:span><text:span text:style-name="T5">usr_behoerde</text:span><text:span text:style-name="T5"><text:tab/></text:span><text:span text:style-name="T3">VARCHAR2</text:span><text:span text:style-name="T3"><text:tab/></text:span><text:span text:style-name="T3">100</text:span></text:p>
            </draw:text-box>
          </draw:frame>
        </draw:g>
        <draw:custom-shape draw:style-name="gr55" draw:text-style-name="P37" draw:layer="layout" svg:width="9.6cm" svg:height="0.6cm" svg:x="18.603cm" svg:y="7.92cm">
          <text:p text:style-name="P36"><text:span text:style-name="T11">urn:ietf:params:scim:schemas:core:2.0:User:meta.created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9.6cm" svg:height="0.6cm" svg:x="18.603cm" svg:y="8.62cm">
          <text:p text:style-name="P36"><text:span text:style-name="T11">urn:ietf:params:scim:schemas:core:2.0:User:meta.lastModified</text:span>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9.6cm" svg:height="0.6cm" svg:x="18.603cm" svg:y="1.87cm">
          <text:p text:style-name="P31"><text:span text:style-name="T10">urn:ietf:params:scim:schemas:core:2.0:User:active</text:span></text:p>
          <draw:enhanced-geometry svg:viewBox="0 0 21600 21600" draw:type="rectangle" draw:enhanced-path="M 0 0 L 21600 0 21600 21600 0 21600 0 0 Z N"/>
        </draw:custom-shape>
        <draw:g>
          <draw:g>
            <draw:polygon draw:style-name="gr9" draw:text-style-name="P42" draw:layer="layout" svg:width="8.3cm" svg:height="0.479cm" svg:x="30.805cm" svg:y="1.939cm" svg:viewBox="0 0 8301 480" draw:points="0,480 8301,480 8301,0 0,0">
              <text:p/>
            </draw:polygon>
            <draw:polygon draw:style-name="gr10" draw:text-style-name="P42" draw:layer="layout" svg:width="8.3cm" svg:height="0.479cm" svg:x="30.805cm" svg:y="1.939cm" svg:viewBox="0 0 8301 480" draw:points="0,480 8301,480 8301,0 0,0">
              <text:p/>
            </draw:polygon>
          </draw:g>
          <draw:frame draw:style-name="gr35" draw:text-style-name="P44" draw:layer="layout" svg:width="8.3cm" svg:height="0.623cm" svg:x="30.805cm" svg:y="1.87cm">
            <draw:text-box>
              <text:p text:style-name="P43"><text:span text:style-name="T5"><text:tab/></text:span><text:span text:style-name="T5">usr_locked</text:span><text:span text:style-name="T3"><text:tab/></text:span><text:span text:style-name="T3">CHAR</text:span><text:span text:style-name="T3"><text:tab/></text:span><text:span text:style-name="T3">1</text:span></text:p>
            </draw:text-box>
          </draw:frame>
        </draw:g>
        <draw:g>
          <draw:g>
            <draw:polygon draw:style-name="gr4" draw:text-style-name="P46" draw:layer="layout" svg:width="8.3cm" svg:height="0.556cm" svg:x="30.805cm" svg:y="7.952cm" svg:viewBox="0 0 8301 557" draw:points="0,557 8301,557 8301,0 0,0">
              <text:p/>
            </draw:polygon>
            <draw:polygon draw:style-name="gr22" draw:text-style-name="P47" draw:layer="layout" svg:width="8.3cm" svg:height="0.556cm" svg:x="30.805cm" svg:y="7.952cm" svg:viewBox="0 0 8301 557" draw:points="0,557 8301,557 8301,0 0,0">
              <text:p/>
            </draw:polygon>
          </draw:g>
          <draw:frame draw:style-name="gr36" draw:text-style-name="P44" draw:layer="layout" svg:width="8.3cm" svg:height="0.623cm" svg:x="30.805cm" svg:y="7.92cm">
            <draw:text-box>
              <text:p text:style-name="P43"><text:span text:style-name="T5"><text:tab/></text:span><text:span text:style-name="T5">usr_insert</text:span><text:span text:style-name="T5"><text:tab/></text:span><text:span text:style-name="T5">TIMESTAMP</text:span><text:span text:style-name="T3"><text:tab/></text:span><text:span text:style-name="T3">6</text:span></text:p>
            </draw:text-box>
          </draw:frame>
        </draw:g>
        <draw:g>
          <draw:g>
            <draw:polygon draw:style-name="gr4" draw:text-style-name="P46" draw:layer="layout" svg:width="8.3cm" svg:height="0.516cm" svg:x="30.806cm" svg:y="8.649cm" svg:viewBox="0 0 8301 517" draw:points="0,517 8301,517 8301,0 0,0">
              <text:p/>
            </draw:polygon>
            <draw:polygon draw:style-name="gr22" draw:text-style-name="P47" draw:layer="layout" svg:width="8.3cm" svg:height="0.516cm" svg:x="30.806cm" svg:y="8.649cm" svg:viewBox="0 0 8301 517" draw:points="0,517 8301,517 8301,0 0,0">
              <text:p/>
            </draw:polygon>
          </draw:g>
          <draw:frame draw:style-name="gr36" draw:text-style-name="P44" draw:layer="layout" svg:width="8.3cm" svg:height="0.623cm" svg:x="30.806cm" svg:y="8.598cm">
            <draw:text-box>
              <text:p text:style-name="P43"><text:span text:style-name="T5"><text:tab/></text:span><text:span text:style-name="T5">usr_update_tst</text:span><text:span text:style-name="T5"><text:tab/></text:span><text:span text:style-name="T5">TIMESTAMP</text:span><text:span text:style-name="T3"><text:tab/></text:span><text:span text:style-name="T3">6</text:span></text:p>
            </draw:text-box>
          </draw:frame>
        </draw:g>
        <draw:line draw:style-name="gr50" draw:text-style-name="P2" draw:layer="layout" svg:x1="28.398cm" svg:y1="3.5cm" svg:x2="30.701cm" svg:y2="3.5cm">
          <text:p/>
        </draw:line>
        <draw:line draw:style-name="gr50" draw:text-style-name="P2" draw:layer="layout" svg:x1="28.399cm" svg:y1="4.2cm" svg:x2="30.702cm" svg:y2="4.2cm">
          <text:p/>
        </draw:line>
        <draw:line draw:style-name="gr50" draw:text-style-name="P2" draw:layer="layout" svg:x1="28.399cm" svg:y1="4.8cm" svg:x2="30.702cm" svg:y2="4.8cm">
          <text:p/>
        </draw:line>
        <draw:line draw:style-name="gr50" draw:text-style-name="P2" draw:layer="layout" svg:x1="28.399cm" svg:y1="5.4cm" svg:x2="30.702cm" svg:y2="5.4cm">
          <text:p/>
        </draw:line>
        <draw:line draw:style-name="gr50" draw:text-style-name="P2" draw:layer="layout" svg:x1="28.4cm" svg:y1="6.1cm" svg:x2="30.703cm" svg:y2="6.1cm">
          <text:p/>
        </draw:line>
        <draw:line draw:style-name="gr50" draw:text-style-name="P2" draw:layer="layout" svg:x1="28.401cm" svg:y1="6.8cm" svg:x2="30.704cm" svg:y2="6.8cm">
          <text:p/>
        </draw:line>
        <draw:line draw:style-name="gr50" draw:text-style-name="P2" draw:layer="layout" svg:x1="28.402cm" svg:y1="7.4cm" svg:x2="30.705cm" svg:y2="7.4cm">
          <text:p/>
        </draw:line>
        <draw:line draw:style-name="gr49" draw:text-style-name="P2" draw:layer="layout" svg:x1="28.397cm" svg:y1="2.8cm" svg:x2="30.804cm" svg:y2="2.8cm">
          <text:p/>
        </draw:line>
        <draw:line draw:style-name="gr49" draw:text-style-name="P2" draw:layer="layout" svg:x1="28.341cm" svg:y1="8.3cm" svg:x2="30.75cm" svg:y2="8.3cm">
          <text:p/>
        </draw:line>
        <draw:line draw:style-name="gr49" draw:text-style-name="P2" draw:layer="layout" svg:x1="28.285cm" svg:y1="9cm" svg:x2="30.75cm" svg:y2="9cm">
          <text:p/>
        </draw:line>
        <draw:line draw:style-name="gr50" draw:text-style-name="P2" draw:layer="layout" svg:x1="28.399cm" svg:y1="2.2cm" svg:x2="30.702cm" svg:y2="2.2cm">
          <text:p/>
        </draw:line>
        <draw:custom-shape draw:style-name="gr58" draw:text-style-name="P30" draw:layer="layout" svg:width="8.75cm" svg:height="0.8cm" svg:x="30.574cm" svg:y="9.6cm">
          <text:p text:style-name="P29"><text:span text:style-name="T1">Role (PRT_GROUPMEMBERS)</text:span></text:p>
          <draw:enhanced-geometry svg:viewBox="0 0 21600 21600" draw:type="rectangle" draw:enhanced-path="M 0 0 L 21600 0 21600 21600 0 21600 0 0 Z N"/>
        </draw:custom-shape>
        <draw:g>
          <draw:polygon draw:style-name="gr8" draw:text-style-name="P5" draw:layer="layout" svg:width="8.75cm" svg:height="1.643cm" svg:x="30.58cm" svg:y="10.356cm" svg:viewBox="0 0 8751 1644" draw:points="0,1644 8751,1644 8751,0 0,0">
            <text:p/>
          </draw:polygon>
          <draw:polygon draw:style-name="gr5" draw:text-style-name="P2" draw:layer="layout" svg:width="8.75cm" svg:height="1.643cm" svg:x="30.58cm" svg:y="10.356cm" svg:viewBox="0 0 8751 1644" draw:points="0,1644 8751,1644 8751,0 0,0">
            <text:p/>
          </draw:polygon>
        </draw:g>
        <draw:g>
          <draw:g>
            <draw:polygon draw:style-name="gr4" draw:text-style-name="P46" draw:layer="layout" svg:width="8.3cm" svg:height="0.556cm" svg:x="30.805cm" svg:y="11.114cm" svg:viewBox="0 0 8301 557" draw:points="0,557 8301,557 8301,0 0,0">
              <text:p/>
            </draw:polygon>
            <draw:polygon draw:style-name="gr22" draw:text-style-name="P47" draw:layer="layout" svg:width="8.3cm" svg:height="0.556cm" svg:x="30.805cm" svg:y="11.114cm" svg:viewBox="0 0 8301 557" draw:points="0,557 8301,557 8301,0 0,0">
              <text:p/>
            </draw:polygon>
          </draw:g>
          <draw:frame draw:style-name="gr36" draw:text-style-name="P44" draw:layer="layout" svg:width="8.3cm" svg:height="0.623cm" svg:x="30.805cm" svg:y="11.082cm">
            <draw:text-box>
              <text:p text:style-name="P43"><text:span text:style-name="T5"><text:tab/></text:span><text:span text:style-name="T5">grm_member</text:span><text:span text:style-name="T5"><text:tab/></text:span><text:span text:style-name="T3">VARCHAR2</text:span><text:span text:style-name="T3"><text:tab/></text:span><text:span text:style-name="T3">32</text:span></text:p>
            </draw:text-box>
          </draw:frame>
        </draw:g>
        <draw:g>
          <draw:g>
            <draw:polygon draw:style-name="gr4" draw:text-style-name="P46" draw:layer="layout" svg:width="8.3cm" svg:height="0.479cm" svg:x="30.806cm" svg:y="10.508cm" svg:viewBox="0 0 8301 480" draw:points="0,480 8301,480 8301,0 0,0">
              <text:p/>
            </draw:polygon>
            <draw:polygon draw:style-name="gr22" draw:text-style-name="P47" draw:layer="layout" svg:width="8.3cm" svg:height="0.479cm" svg:x="30.806cm" svg:y="10.508cm" svg:viewBox="0 0 8301 480" draw:points="0,480 8301,480 8301,0 0,0">
              <text:p/>
            </draw:polygon>
          </draw:g>
          <draw:frame draw:style-name="gr36" draw:text-style-name="P44" draw:layer="layout" svg:width="8.3cm" svg:height="0.623cm" svg:x="30.806cm" svg:y="10.439cm">
            <draw:text-box>
              <text:p text:style-name="P43"><text:span text:style-name="T5"><text:tab/></text:span><text:span text:style-name="T5">grm_name</text:span><text:span text:style-name="T5"><text:tab/></text:span><text:span text:style-name="T3">VARCHAR2</text:span><text:span text:style-name="T3"><text:tab/></text:span><text:span text:style-name="T3">32</text:span></text:p>
            </draw:text-box>
          </draw:frame>
        </draw:g>
        <draw:line draw:style-name="gr50" draw:text-style-name="P2" draw:layer="layout" svg:x1="28.403cm" svg:y1="10.8cm" svg:x2="30.706cm" svg:y2="10.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3" draw:display-name="Arrowheads 3" svg:viewBox="0 0 3000 6000" svg:d="M1500 0l1500 3000-1500 3000-1500-3000z"/>
    <draw:marker draw:name="Marker_5f_0" draw:display-name="Marker_0" svg:viewBox="0 0 3000 3000" svg:d="M1500 0l1500 2789v211h-114l-1286-2392v2392h-200v-2392l-1286 2392h-114v-211z"/>
    <draw:marker draw:name="Marker_5f_1" draw:display-name="Marker_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arker_5f_2" draw:display-name="Marker_2" svg:viewBox="0 0 3000 6000" svg:d="M1500 0l1500 3000-1500 3000-1500-3000zM1500 447l-1276 2553 1276 2553 1276-25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8-10T11:46:28.874145372</dc:date>
    <dc:language>en-US</dc:language>
    <meta:creation-date>2020-08-17T16:00:28Z</meta:creation-date>
    <meta:initial-creator>Dieter Steding</meta:initial-creator>
    <meta:generator>LibreOffice/7.3.2.2$MacOSX_X86_64 LibreOffice_project/49f2b1bff42cfccbd8f788c8dc32c1c309559be0</meta:generator>
    <meta:editing-duration>PT2H20M58S</meta:editing-duration>
    <meta:editing-cycles>4</meta:editing-cycles>
    <meta:document-statistic meta:object-count="374"/>
    <meta:user-defined meta:name="company">Oracle</meta:user-defined>
    <meta:template xlink:type="simple" xlink:actuate="onRequest" xlink:title="BASICD_M.VSTX" xlink:href=""/>
  </office:meta>
</office:document-meta>
</file>